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Roboto" svg:font-family="Roboto"/>
    <style:font-face style:name="Trebuchet MS" svg:font-family="'Trebuchet MS'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0.24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443.25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01.49pt"/>
    </style:style>
    <style:style style:name="co7" style:family="table-column">
      <style:table-column-properties fo:break-before="auto" style:column-width="29.2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104.26pt"/>
    </style:style>
    <style:style style:name="co10" style:family="table-column">
      <style:table-column-properties fo:break-before="auto" style:column-width="31.49pt"/>
    </style:style>
    <style:style style:name="co11" style:family="table-column">
      <style:table-column-properties fo:break-before="auto" style:column-width="132.01pt"/>
    </style:style>
    <style:style style:name="co12" style:family="table-column">
      <style:table-column-properties fo:break-before="auto" style:column-width="124.5pt"/>
    </style:style>
    <style:style style:name="co13" style:family="table-column">
      <style:table-column-properties fo:break-before="auto" style:column-width="207.75pt"/>
    </style:style>
    <style:style style:name="co14" style:family="table-column">
      <style:table-column-properties fo:break-before="auto" style:column-width="50.26pt"/>
    </style:style>
    <style:style style:name="co15" style:family="table-column">
      <style:table-column-properties fo:break-before="auto" style:column-width="45.01pt"/>
    </style:style>
    <style:style style:name="co16" style:family="table-column">
      <style:table-column-properties fo:break-before="auto" style:column-width="29.99pt"/>
    </style:style>
    <style:style style:name="co17" style:family="table-column">
      <style:table-column-properties fo:break-before="auto" style:column-width="126.74pt"/>
    </style:style>
    <style:style style:name="co18" style:family="table-column">
      <style:table-column-properties fo:break-before="auto" style:column-width="87pt"/>
    </style:style>
    <style:style style:name="co19" style:family="table-column">
      <style:table-column-properties fo:break-before="auto" style:column-width="164.24pt"/>
    </style:style>
    <style:style style:name="co20" style:family="table-column">
      <style:table-column-properties fo:break-before="auto" style:column-width="412.5pt"/>
    </style:style>
    <style:style style:name="co21" style:family="table-column">
      <style:table-column-properties fo:break-before="auto" style:column-width="41.24pt"/>
    </style:style>
    <style:style style:name="co22" style:family="table-column">
      <style:table-column-properties fo:break-before="auto" style:column-width="39.74pt"/>
    </style:style>
    <style:style style:name="co23" style:family="table-column">
      <style:table-column-properties fo:break-before="auto" style:column-width="32.26pt"/>
    </style:style>
    <style:style style:name="co24" style:family="table-column">
      <style:table-column-properties fo:break-before="auto" style:column-width="47.25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23pt"/>
    </style:style>
    <style:style style:name="co27" style:family="table-column">
      <style:table-column-properties fo:break-before="auto" style:column-width="51.7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37.5pt" fo:break-before="auto" style:use-optimal-row-height="false"/>
    </style:style>
    <style:style style:name="ro8" style:family="table-row">
      <style:table-row-properties style:row-height="31.49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9.01pt" fo:break-before="auto" style:use-optimal-row-height="false"/>
    </style:style>
    <style:style style:name="ro12" style:family="table-row">
      <style:table-row-properties style:row-height="19.5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24.01pt" fo:break-before="auto" style:use-optimal-row-height="false"/>
    </style:style>
    <style:style style:name="ro16" style:family="table-row">
      <style:table-row-properties style:row-height="8.25pt" fo:break-before="auto" style:use-optimal-row-height="false"/>
    </style:style>
    <style:style style:name="ro17" style:family="table-row">
      <style:table-row-properties style:row-height="15.76pt" fo:break-before="auto" style:use-optimal-row-height="false"/>
    </style:style>
    <style:style style:name="ro18" style:family="table-row">
      <style:table-row-properties style:row-height="15.76pt" fo:break-before="auto" style:use-optimal-row-height="true"/>
    </style:style>
    <style:style style:name="ro19" style:family="table-row">
      <style:table-row-properties style:row-height="22.51pt" fo:break-before="auto" style:use-optimal-row-height="false"/>
    </style:style>
    <style:style style:name="ro20" style:family="table-row">
      <style:table-row-properties style:row-height="27.75pt" fo:break-before="auto" style:use-optimal-row-height="false"/>
    </style:style>
    <style:style style:name="ro21" style:family="table-row">
      <style:table-row-properties style:row-height="10.49pt" fo:break-before="auto" style:use-optimal-row-height="false"/>
    </style:style>
    <style:style style:name="ro22" style:family="table-row">
      <style:table-row-properties style:row-height="21.7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ta3" style:family="table" style:master-page-name="PageStyle_5f_Summary">
      <style:table-properties table:display="false" style:writing-mode="lr-tb"/>
    </style:style>
    <style:style style:name="ta4" style:family="table" style:master-page-name="PageStyle_5f_Dashboard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2196f3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Robot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d9d9d9" fo:background-color="#2196f3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2196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2196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#f3f3f3" style:rotation-align="none"/>
      <style:text-properties fo:color="#3d85c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3d85c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25">
      <style:table-cell-properties fo:background-color="#f3f3f3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2196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name="Courier New"/>
    </style:style>
    <style:style style:name="T4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default&quot;;&quot;-1 days&quot;;&quot;-2 days&quot;;&quot;-3 days&quot;;&quot;-4 days&quot;;&quot;-5 days&quot;;&quot;-6 days&quot;;&quot;-7 days&quot;)" table:allow-empty-cell="true" table:display-list="unsorted" table:base-cell-address="Sheet1.B13">
          <table:help-message table:display="true">
            <text:p>Select the time period you want to search</text:p>
          </table:help-message>
        </table:content-validation>
        <table:content-validation table:name="val2" table:condition="of:cell-content-is-in-list(&quot;continuous&quot;)" table:allow-empty-cell="true" table:display-list="unsorted" table:base-cell-address="Sheet1.B14">
          <table:help-message table:display="true">
            <text:p>Click and enter a value from the list of items</text:p>
          </table:help-message>
        </table:content-validation>
        <table:content-validation table:name="val3" table:condition="of:cell-content-is-decimal-number() and cell-content()&gt;=0" table:allow-empty-cell="true" table:base-cell-address="Sheet1.B15">
          <table:help-message table:display="true">
            <text:p>Enter a number greater than or equal to 0</text:p>
          </table:help-message>
        </table:content-validation>
        <table:content-validation table:name="val4" table:condition="of:cell-content-is-decimal-number() and cell-content-is-between(1,18000)" table:allow-empty-cell="true" table:base-cell-address="Sheet1.B16"/>
        <table:content-validation table:name="val5" table:condition="of:cell-content-is-in-list(&quot;search/tweets&quot;;&quot;favorites/list&quot;;&quot;statuses/user_timeline&quot;)" table:allow-empty-cell="true" table:display-list="unsorted" table:base-cell-address="Sheet1.B17"/>
        <table:content-validation table:name="val6" table:condition="of:cell-content-is-in-list(&quot;Off&quot;;&quot;On&quot;)" table:allow-empty-cell="true" table:display-list="unsorted" table:base-cell-address="Summary.L1">
          <table:help-message table:display="true">
            <text:p>Calculation for data in this sheet can be turned on/off to help performance </text:p>
          </table:help-message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Dashboard.S1">
          <table:help-message table:display="true">
            <text:p>Calculation for data in this sheet can be turned on/off to help performance 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GS v6.1.6</text:p>
          </table:table-cell>
          <table:covered-table-cell/>
          <table:covered-table-cell table:style-name="ce3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/>
            <text:p>Created by mhawksey. Read more about this at:</text:p>
          </table:table-cell>
          <table:covered-table-cell/>
          <table:covered-table-cell table:style-name="ce31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a xlink:href="http://tags.hawksey.info" xlink:type="simple">http://tags.hawksey.info</text:a></text:p>
          </table:table-cell>
          <table:covered-table-cell/>
          <table:covered-table-cell table:style-name="ce31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With this spreadsheet you can:</text:p>
          </table:table-cell>
          <table:covered-table-cell/>
          <table:covered-table-cell table:style-name="ce31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- automatically pull results from a Twitter Search into a Google Spreadsheet</text:p>
          </table:table-cell>
          <table:covered-table-cell/>
          <table:covered-table-cell table:style-name="ce31"/>
          <table:table-cell table:number-columns-repeated="1021"/>
        </table:table-row>
        <table:table-row table:style-name="ro4">
          <table:table-cell table:style-name="ce4" office:value-type="string" calcext:value-type="string" table:number-columns-spanned="3" table:number-rows-spanned="1">
            <text:p>Instructions:</text:p>
          </table:table-cell>
          <table:covered-table-cell/>
          <table:covered-table-cell table:style-name="ce31"/>
          <table:table-cell table:number-columns-repeated="1021"/>
        </table:table-row>
        <table:table-row table:style-name="ro4">
          <table:table-cell table:style-name="ce5" office:value-type="string" calcext:value-type="string" table:number-columns-spanned="3" table:number-rows-spanned="1">
            <text:p>1. If you've never run <text:span text:style-name="T1">TAGS &gt; Setup Twitter Access</text:span> do so now (this should only need be done once for all your TAGS sheets) </text:p>
          </table:table-cell>
          <table:covered-table-cell/>
          <table:covered-table-cell table:style-name="ce31"/>
          <table:table-cell table:number-columns-repeated="1021"/>
        </table:table-row>
        <table:table-row table:style-name="ro5">
          <table:table-cell table:style-name="ce6"/>
          <table:table-cell table:style-name="ce18"/>
          <table:table-cell table:style-name="ce32"/>
          <table:table-cell table:number-columns-repeated="1021"/>
        </table:table-row>
        <table:table-row table:style-name="ro1">
          <table:table-cell table:style-name="ce7" office:value-type="string" calcext:value-type="string">
            <text:p>2. Enter term</text:p>
          </table:table-cell>
          <table:table-cell table:style-name="ce19"/>
          <table:table-cell table:style-name="ce33" table:formula="of:=IF([.B17]=&quot;search/tweets&quot;; &quot;&lt;- you can use search operators like AND OR as well as from: and to: eg '#JobsNow AND from:BarackObama' (without quotes)&quot;;&quot;&lt;- enter a twitter screen name&quot;)" office:value-type="string" office:string-value="&lt;- you can use search operators like AND OR as well as from: and to: eg '#JobsNow AND from:BarackObama' (without quotes)" calcext:value-type="string">
            <text:p>&lt;- you can use search operators like AND OR as well as from: and to: eg '#JobsNow AND from:BarackObama' (without quotes)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20"/>
          <table:table-cell table:style-name="ce32"/>
          <table:table-cell table:number-columns-repeated="1021"/>
        </table:table-row>
        <table:table-row table:style-name="ro7">
          <table:table-cell table:style-name="ce9" office:value-type="string" calcext:value-type="string" table:number-columns-spanned="3" table:number-rows-spanned="1">
            <text:p><text:span text:style-name="T2">Note:</text:span>  Make a one off collection with <text:span text:style-name="T1">TAGS &gt; Run now!</text:span> or set a trigger to collect every hour <text:span text:style-name="T1">TAGS &gt; Update archive every hour</text:span>. To change the frequency open <text:span text:style-name="T1">Tools &gt; Script Editor</text:span> then <text:span text:style-name="T1">Triggers &gt; Current script's triggers...</text:span> and adjust</text:p>
            <text:p/>
          </table:table-cell>
          <table:covered-table-cell/>
          <table:covered-table-cell table:style-name="ce31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Advanced Settings:</text:p>
          </table:table-cell>
          <table:covered-table-cell/>
          <table:covered-table-cell table:style-name="ce31"/>
          <table:table-cell table:number-columns-repeated="1021"/>
        </table:table-row>
        <table:table-row table:style-name="ro3">
          <table:table-cell table:style-name="ce7" office:value-type="string" calcext:value-type="string">
            <text:p>Period</text:p>
          </table:table-cell>
          <table:table-cell table:style-name="ce21" table:content-validation-name="val1" office:value-type="string" calcext:value-type="string">
            <text:p>default</text:p>
          </table:table-cell>
          <table:table-cell table:style-name="ce11"/>
          <table:table-cell table:number-columns-repeated="1021"/>
        </table:table-row>
        <table:table-row table:style-name="ro3" table:visibility="collapse">
          <table:table-cell table:style-name="ce7" office:value-type="string" calcext:value-type="string">
            <text:p>Continuous/paged</text:p>
          </table:table-cell>
          <table:table-cell table:style-name="ce22" table:content-validation-name="val2" office:value-type="string" calcext:value-type="string">
            <text:p>continuous</text:p>
          </table:table-cell>
          <table:table-cell table:style-name="ce11" office:value-type="string" calcext:value-type="string">
            <text:p>&lt;- deprecated optio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Follower count filter</text:p>
          </table:table-cell>
          <table:table-cell table:style-name="ce22" table:content-validation-name="val3" office:value-type="float" office:value="0" calcext:value-type="float">
            <text:p>0</text:p>
          </table:table-cell>
          <table:table-cell table:style-name="ce33" office:value-type="string" calcext:value-type="string">
            <text:p>&lt;- if search term is being spammed you can set the minimum followers a person must have to be included in archive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Number of tweets</text:p>
          </table:table-cell>
          <table:table-cell table:style-name="ce22" table:content-validation-name="val4" office:value-type="float" office:value="3000" calcext:value-type="float">
            <text:p>3000</text:p>
          </table:table-cell>
          <table:table-cell table:style-name="ce34" office:value-type="string" calcext:value-type="string">
            <text:p>&lt;- maximum varies based on the type of archive you are collecting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ype</text:p>
          </table:table-cell>
          <table:table-cell table:style-name="ce23" table:content-validation-name="val5" office:value-type="string" calcext:value-type="string">
            <text:p>search/tweets</text:p>
          </table:table-cell>
          <table:table-cell table:style-name="ce34" table:formula="of:=IF([.B17]=&quot;search/tweets&quot;;&quot;&lt;- use a search term in step 3 above to get results from last 7 days&quot;;IF([.B17]=&quot;favorites/list&quot;;&quot;&lt;- enter a screen name to extact favorited tweets&quot;;IF([.B17]=&quot;statuses/user_timeline&quot;;&quot;&lt;- enter a screen name to extract status updates&quot;;&quot;&quot;)))" office:value-type="string" office:string-value="&lt;- use a search term in step 3 above to get results from last 7 days" calcext:value-type="string">
            <text:p>&lt;- use a search term in step 3 above to get results from last 7 day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 table:number-columns-spanned="3" table:number-rows-spanned="1">
            <text:p>Stats</text:p>
          </table:table-cell>
          <table:covered-table-cell/>
          <table:covered-table-cell table:style-name="ce31"/>
          <table:table-cell table:number-columns-repeated="1021"/>
        </table:table-row>
        <table:table-row table:style-name="ro9">
          <table:table-cell table:style-name="ce6" office:value-type="string" calcext:value-type="string">
            <text:p>Number of Tweets</text:p>
          </table:table-cell>
          <table:table-cell table:style-name="ce24" table:formula="of:=COUNTA([$Archive.A$1:.A$1048576])-1" office:value-type="string" office:string-value="0" calcext:value-type="string">
            <text:p>0</text:p>
          </table:table-cell>
          <table:table-cell table:style-name="ce35"/>
          <table:table-cell table:number-columns-repeated="1021"/>
        </table:table-row>
        <table:table-row table:style-name="ro9">
          <table:table-cell table:style-name="ce6" office:value-type="string" calcext:value-type="string">
            <text:p>Unique tweets</text:p>
          </table:table-cell>
          <table:table-cell table:style-name="ce25" table:formula="of:=IFERROR(__xludf.dummyfunction(&quot;COUNTA(UNIQUE(Archive!A:A))-1&quot;);&quot;0&quot;)" office:value-type="string" office:string-value="0" calcext:value-type="string">
            <text:p>0</text:p>
          </table:table-cell>
          <table:table-cell table:style-name="ce35"/>
          <table:table-cell table:number-columns-repeated="1021"/>
        </table:table-row>
        <table:table-row table:style-name="ro9">
          <table:table-cell table:style-name="ce10" office:value-type="string" calcext:value-type="string">
            <text:p>First Tweet</text:p>
          </table:table-cell>
          <table:table-cell table:style-name="ce26" table:formula="of:=MIN([$Archive.E$1:.E$1048576])" office:value-type="string" office:string-value="30/12/1899 00:00:00" calcext:value-type="string">
            <text:p>30/12/1899 00:00:00</text:p>
          </table:table-cell>
          <table:table-cell table:style-name="ce35"/>
          <table:table-cell table:number-columns-repeated="1021"/>
        </table:table-row>
        <table:table-row table:style-name="ro9">
          <table:table-cell table:style-name="ce10" office:value-type="string" calcext:value-type="string">
            <text:p>Last Tweet</text:p>
          </table:table-cell>
          <table:table-cell table:style-name="ce27" table:formula="of:=MAX([$Archive.E$1:.E$1048576])" office:value-type="string" office:string-value="30/12/1899 00:00:00" calcext:value-type="string">
            <text:p>30/12/1899 00:00:00</text:p>
          </table:table-cell>
          <table:table-cell table:style-name="ce35"/>
          <table:table-cell table:number-columns-repeated="1021"/>
        </table:table-row>
        <table:table-row table:style-name="ro8">
          <table:table-cell table:style-name="ce4" office:value-type="string" calcext:value-type="string" table:number-columns-spanned="3" table:number-rows-spanned="1">
            <text:p>Make interactive</text:p>
          </table:table-cell>
          <table:covered-table-cell/>
          <table:covered-table-cell table:style-name="ce31"/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3" table:number-rows-spanned="1">
            <text:p>Turn your archive into an interactive online resource using TAGSExplorer - see http://bit.ly/TAGSsetup</text:p>
          </table:table-cell>
          <table:covered-table-cell/>
          <table:covered-table-cell table:style-name="ce31"/>
          <table:table-cell table:number-columns-repeated="1021"/>
        </table:table-row>
        <table:table-row table:style-name="ro3">
          <table:table-cell table:style-name="ce12" office:value-type="string" calcext:value-type="string" table:number-columns-spanned="3" table:number-rows-spanned="1">
            <text:p>Note: <text:span text:style-name="T3">Share &gt; Anyone with link</text:span><text:span text:style-name="T4"> to use these views</text:span></text:p>
          </table:table-cell>
          <table:covered-table-cell/>
          <table:covered-table-cell table:style-name="ce31"/>
          <table:table-cell table:number-columns-repeated="1021"/>
        </table:table-row>
        <table:table-row table:style-name="ro10">
          <table:table-cell table:style-name="ce13"/>
          <table:table-cell table:style-name="ce28" table:formula="of:=HYPERLINK(&quot;http://hawksey.info/tagsexplorer/?key=&quot;&amp;getsheetkey([.B9])&amp;&quot;&amp;gid=&quot;&amp;getsheetgid(&quot;Archive&quot;); &quot;TAGSExplorer&quot;)" office:value-type="string" office:string-value="TAGSExplorer" calcext:value-type="string">
            <text:p>TAGSExplorer</text:p>
          </table:table-cell>
          <table:table-cell table:style-name="ce36" office:value-type="string" calcext:value-type="string">
            <text:p>&lt;- conversation explorer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29"/>
          <table:table-cell table:style-name="ce35"/>
          <table:table-cell table:number-columns-repeated="1021"/>
        </table:table-row>
        <table:table-row table:style-name="ro12">
          <table:table-cell table:style-name="ce13"/>
          <table:table-cell table:style-name="ce28" table:formula="of:=HYPERLINK(&quot;http://hawksey.info/tagsexplorer/arc.html?key=&quot;&amp;getsheetkey([.B9])&amp;&quot;&amp;gid=&quot;&amp;getsheetgid(&quot;Archive&quot;); &quot;TAGS Archive&quot;)" office:value-type="string" office:string-value="TAGS Archive" calcext:value-type="string">
            <text:p>TAGS Archive</text:p>
          </table:table-cell>
          <table:table-cell table:style-name="ce37" office:value-type="string" calcext:value-type="string">
            <text:p>&lt;- searchable archive</text:p>
          </table:table-cell>
          <table:table-cell table:number-columns-repeated="1021"/>
        </table:table-row>
        <table:table-row table:style-name="ro13">
          <table:table-cell table:style-name="ce13"/>
          <table:table-cell table:style-name="ce30"/>
          <table:table-cell table:style-name="ce35"/>
          <table:table-cell table:number-columns-repeated="1021"/>
        </table:table-row>
        <table:table-row table:style-name="ro14">
          <table:table-cell table:style-name="ce4" office:value-type="string" calcext:value-type="string" table:number-columns-spanned="3" table:number-rows-spanned="1">
            <text:p>News</text:p>
          </table:table-cell>
          <table:covered-table-cell/>
          <table:covered-table-cell table:style-name="ce31"/>
          <table:table-cell table:number-columns-repeated="1021"/>
        </table:table-row>
        <table:table-row table:style-name="ro14">
          <table:table-cell table:style-name="ce14" table:formula="of:=IFERROR(__xludf.dummyfunction(&quot;TRANSPOSE(IMPORTRANGE(&quot;&quot;0AqGkLMU9sHmLdHhsT0UtM2QwU3MxQWU1a0x5bXpseHc&quot;&quot;,&quot;&quot;News!A2:B2&quot;&quot;))&quot;);&quot;TAGS v6.0 is here! Includes streamlined twitter connection experience and new support site&quot;)" office:value-type="string" office:string-value="TAGS v6.0 is here! Includes streamlined twitter connection experience and new support site" calcext:value-type="string" table:number-columns-spanned="3" table:number-rows-spanned="1">
            <text:p>TAGS v6.0 is here! Includes streamlined twitter connection experience and new support site</text:p>
          </table:table-cell>
          <table:covered-table-cell/>
          <table:covered-table-cell table:style-name="ce31"/>
          <table:table-cell table:number-columns-repeated="1021"/>
        </table:table-row>
        <table:table-row table:style-name="ro15">
          <table:table-cell table:style-name="ce15" office:value-type="string" calcext:value-type="string" table:number-columns-spanned="3" table:number-rows-spanned="1">
            <text:p><text:a xlink:href="http://tags.hawksey.info/" xlink:type="simple">http://tags.hawksey.info/</text:a></text:p>
          </table:table-cell>
          <table:covered-table-cell/>
          <table:covered-table-cell table:style-name="ce31"/>
          <table:table-cell table:number-columns-repeated="1021"/>
        </table:table-row>
        <table:table-row table:style-name="ro6">
          <table:table-cell table:style-name="ce16" table:number-columns-repeated="2"/>
          <table:table-cell table:style-name="ce38" table:formula="of:=image(getgabeacon(&quot;UA-48225260-1&quot;;[.B9]);3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6">
          <table:table-cell table:style-name="ce17" table:number-columns-repeated="2"/>
          <table:table-cell table:style-name="ce39"/>
          <table:table-cell table:number-columns-repeated="1021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searchTerm" table:base-cell-address="$Sheet1.$A$1" table:expression="'readme/settings'!$b$9"/>
        </table:named-expressions>
      </table:table>
      <table:table table:name="Archive" table:style-name="ta2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18">
          <table:table-cell table:style-name="ce40" office:value-type="string" calcext:value-type="string">
            <text:p>id_str</text:p>
          </table:table-cell>
          <table:table-cell table:style-name="ce42" office:value-type="string" calcext:value-type="string">
            <text:p>from_user</text:p>
          </table:table-cell>
          <table:table-cell table:style-name="ce44" office:value-type="string" calcext:value-type="string">
            <text:p>text</text:p>
          </table:table-cell>
          <table:table-cell table:style-name="ce42" office:value-type="string" calcext:value-type="string">
            <text:p>created_at</text:p>
          </table:table-cell>
          <table:table-cell table:style-name="ce46" office:value-type="string" calcext:value-type="string">
            <text:p>time</text:p>
          </table:table-cell>
          <table:table-cell table:style-name="ce42" office:value-type="string" calcext:value-type="string">
            <text:p>geo_coordinates</text:p>
          </table:table-cell>
          <table:table-cell table:style-name="ce42" office:value-type="string" calcext:value-type="string">
            <text:p>user_lang</text:p>
          </table:table-cell>
          <table:table-cell table:style-name="ce42" office:value-type="string" calcext:value-type="string">
            <text:p>in_reply_to_user_id_str</text:p>
          </table:table-cell>
          <table:table-cell table:style-name="ce42" office:value-type="string" calcext:value-type="string">
            <text:p>in_reply_to_screen_name</text:p>
          </table:table-cell>
          <table:table-cell table:style-name="ce42" office:value-type="string" calcext:value-type="string">
            <text:p>from_user_id_str</text:p>
          </table:table-cell>
          <table:table-cell table:style-name="ce42" office:value-type="string" calcext:value-type="string">
            <text:p>in_reply_to_status_id_str</text:p>
          </table:table-cell>
          <table:table-cell table:style-name="ce42" office:value-type="string" calcext:value-type="string">
            <text:p>source</text:p>
          </table:table-cell>
          <table:table-cell table:style-name="ce42" office:value-type="string" calcext:value-type="string">
            <text:p>profile_image_url</text:p>
          </table:table-cell>
          <table:table-cell table:style-name="ce42" office:value-type="string" calcext:value-type="string">
            <text:p>user_followers_count</text:p>
          </table:table-cell>
          <table:table-cell table:style-name="ce42" office:value-type="string" calcext:value-type="string">
            <text:p>user_friends_count</text:p>
          </table:table-cell>
          <table:table-cell table:style-name="ce42" office:value-type="string" calcext:value-type="string">
            <text:p>user_location</text:p>
          </table:table-cell>
          <table:table-cell table:style-name="ce42" office:value-type="string" calcext:value-type="string">
            <text:p>status_url</text:p>
          </table:table-cell>
          <table:table-cell table:style-name="ce42" office:value-type="string" calcext:value-type="string">
            <text:p>entities_str</text:p>
          </table:table-cell>
          <table:table-cell table:number-columns-repeated="1006"/>
        </table:table-row>
        <table:table-row table:style-name="ro18">
          <table:table-cell table:style-name="ce41"/>
          <table:table-cell table:style-name="ce43"/>
          <table:table-cell table:style-name="ce45"/>
          <table:table-cell table:style-name="ce43"/>
          <table:table-cell table:style-name="ce47"/>
          <table:table-cell table:style-name="ce43" table:number-columns-repeated="10"/>
          <table:table-cell table:style-name="ce48" table:number-columns-repeated="2"/>
          <table:table-cell table:style-name="ce43"/>
          <table:table-cell table:number-columns-repeated="1006"/>
        </table:table-row>
        <table:table-row table:style-name="ro17" table:number-rows-repeated="104857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ummary" table:style-name="ta3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4" table:number-columns-repeated="1011" table:default-cell-style-name="Default"/>
        <table:table-row table:style-name="ro15">
          <table:table-cell table:style-name="ce49"/>
          <table:table-cell table:style-name="ce50" office:value-type="string" calcext:value-type="string">
            <text:p>Filter</text:p>
          </table:table-cell>
          <table:table-cell table:style-name="ce52" table:formula="of:=IFERROR(__xludf.dummyfunction(&quot;IF(Summary!sCalc=&quot;&quot;On&quot;&quot;,QUERY(Archive!B:J,&quot;&quot; Select B, COUNT(J)  WHERE B &lt;&gt; '' GROUP BY B ORDER BY COUNT(J) desc LABEL B 'Top Tweeters', COUNT(J) 'No.'&quot;&quot;,TRUE),SPLIT(&quot;&quot;Top Tweeters,No.&quot;&quot;,&quot;&quot;,&quot;&quot;))&quot;);&quot;Top Tweeters&quot;)" office:value-type="string" office:string-value="Top Tweeters" calcext:value-type="string">
            <text:p>Top Tweeters</text:p>
          </table:table-cell>
          <table:table-cell table:style-name="ce55" office:value-type="string" calcext:value-type="string">
            <text:p>No.</text:p>
          </table:table-cell>
          <table:table-cell table:style-name="ce58" office:value-type="string" calcext:value-type="string">
            <text:p>@'s</text:p>
          </table:table-cell>
          <table:table-cell table:style-name="ce61" office:value-type="string" calcext:value-type="string">
            <text:p>% RT</text:p>
          </table:table-cell>
          <table:table-cell table:style-name="ce65" office:value-type="string" calcext:value-type="string">
            <text:p>Twitter Activity</text:p>
          </table:table-cell>
          <table:table-cell table:style-name="ce49"/>
          <table:table-cell table:number-columns-repeated="2"/>
          <table:table-cell table:style-name="ce79" office:value-type="string" calcext:value-type="string">
            <text:p>Sheet Calculation </text:p>
          </table:table-cell>
          <table:table-cell table:style-name="ce83" table:content-validation-name="val6" office:value-type="string" calcext:value-type="string">
            <text:p>Off</text:p>
          </table:table-cell>
          <table:table-cell table:style-name="ce84" office:value-type="string" calcext:value-type="string">
            <text:p>Date Bin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 table:number-matrix-columns-spanned="1" table:number-matrix-rows-spanned="1" table:formula="of:=IF(OR(ISBLANK([.C2:.C1233]);summary!scalc=&quot;Off&quot;);&quot;&quot;;HYPERLINK(&quot;http://hawksey.info/tagsexplorer/arc.html?key=&quot;&amp;getsheetkey()&amp;&quot;&amp;gid=&quot;&amp;getsheetgid()&amp;&quot;&amp;screenname=&quot;&amp;[.C2:.C1233]; &quot;Link&quot;))" office:value-type="string" office:string-value="" calcext:value-type="error">
            <text:p>#NAME?</text:p>
          </table:table-cell>
          <table:table-cell table:style-name="ce53"/>
          <table:table-cell table:style-name="ce56"/>
          <table:table-cell table:style-name="ce59" table:formula="of:=IFERROR(__xludf.dummyfunction(&quot;IF(LEN(C2)=0,&quot;&quot;&quot;&quot;,QUERY(Archive!C:C,&quot;&quot;Select COUNT(C) WHERE lower(C) contains '&quot;&quot;&amp;LOWER(C2)&amp;&quot;&quot;' LABEL COUNT(C) ''&quot;&quot;))&quot;);&quot;&quot;)">
            <text:p/>
          </table:table-cell>
          <table:table-cell table:style-name="ce62" table:formula="of:=IFERROR(__xludf.dummyfunction(&quot;IF(LEN(C2)=0,&quot;&quot;&quot;&quot;,QUERY(Archive!B:C,&quot;&quot;Select COUNT(B) WHERE C starts with 'RT' AND B ='&quot;&quot;&amp;C2&amp;&quot;&quot;' LABEL COUNT(B) ''&quot;&quot;)/D2)&quot;);&quot;&quot;)">
            <text:p/>
          </table:table-cell>
          <table:table-cell table:style-name="ce66" table:formula="of:=IFERROR(__xludf.dummyfunction(&quot;IF(LEN(C2)=0,&quot;&quot;&quot;&quot;,SPARKLINE(FREQUENCY(FILTER(Archive!E:E,Archive!B:B=C2),M$2:M$21)))&quot;);&quot;&quot;)">
            <text:p/>
          </table:table-cell>
          <table:table-cell table:style-name="ce49"/>
          <table:table-cell table:style-name="ce68" office:value-type="string" calcext:value-type="string">
            <text:p>Number of links</text:p>
          </table:table-cell>
          <table:table-cell table:style-name="ce71" table:number-matrix-columns-spanned="1" table:number-matrix-rows-spanned="1" table:formula="of:=IF(summary!scalc=&quot;On&quot;;SUM(IF(ISERROR(FIND(&quot;https://&quot;;LOWER([$Archive.C$1:.C$1048576])));0;1));&quot;&quot;)" office:value-type="string" office:string-value="" calcext:value-type="error">
            <text:p>#NAME?</text:p>
          </table:table-cell>
          <table:table-cell table:style-name="ce49" table:number-columns-repeated="2"/>
          <table:table-cell table:formula="of:=ROUNDDOWN([.J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)=0,&quot;&quot;&quot;&quot;,QUERY(Archive!C:C,&quot;&quot;Select COUNT(C) WHERE lower(C) contains '&quot;&quot;&amp;LOWER(C3)&amp;&quot;&quot;' LABEL COUNT(C) ''&quot;&quot;))&quot;);&quot;&quot;)">
            <text:p/>
          </table:table-cell>
          <table:table-cell table:style-name="ce62" table:formula="of:=IFERROR(__xludf.dummyfunction(&quot;IF(LEN(C3)=0,&quot;&quot;&quot;&quot;,QUERY(Archive!B:C,&quot;&quot;Select COUNT(B) WHERE C starts with 'RT' AND B ='&quot;&quot;&amp;C3&amp;&quot;&quot;' LABEL COUNT(B) ''&quot;&quot;)/D3)&quot;);&quot;&quot;)">
            <text:p/>
          </table:table-cell>
          <table:table-cell table:style-name="ce66" table:formula="of:=IFERROR(__xludf.dummyfunction(&quot;IF(LEN(C3)=0,&quot;&quot;&quot;&quot;,SPARKLINE(FREQUENCY(FILTER(Archive!E:E,Archive!B:B=C3),M$2:M$21)))&quot;);&quot;&quot;)">
            <text:p/>
          </table:table-cell>
          <table:table-cell table:style-name="ce49"/>
          <table:table-cell table:style-name="ce68" office:value-type="string" calcext:value-type="string">
            <text:p>Number of RTs</text:p>
          </table:table-cell>
          <table:table-cell table:style-name="ce71" table:number-matrix-columns-spanned="1" table:number-matrix-rows-spanned="1" table:formula="of:=IF(summary!scalc=&quot;On&quot;;SUM(IF(ISERROR(FIND(&quot;RT&quot;;[$Archive.C$1:.C$1048576]));0;1));&quot;&quot;)" office:value-type="string" office:string-value="" calcext:value-type="error">
            <text:p>#NAME?</text:p>
          </table:table-cell>
          <table:table-cell table:style-name="ce80" office:value-type="string" calcext:value-type="string">
            <text:p>&lt;-estimate based on occurrence of RT</text:p>
          </table:table-cell>
          <table:table-cell table:style-name="ce49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)=0,&quot;&quot;&quot;&quot;,QUERY(Archive!C:C,&quot;&quot;Select COUNT(C) WHERE lower(C) contains '&quot;&quot;&amp;LOWER(C4)&amp;&quot;&quot;' LABEL COUNT(C) ''&quot;&quot;))&quot;);&quot;&quot;)">
            <text:p/>
          </table:table-cell>
          <table:table-cell table:style-name="ce62" table:formula="of:=IFERROR(__xludf.dummyfunction(&quot;IF(LEN(C4)=0,&quot;&quot;&quot;&quot;,QUERY(Archive!B:C,&quot;&quot;Select COUNT(B) WHERE C starts with 'RT' AND B ='&quot;&quot;&amp;C4&amp;&quot;&quot;' LABEL COUNT(B) ''&quot;&quot;)/D4)&quot;);&quot;&quot;)">
            <text:p/>
          </table:table-cell>
          <table:table-cell table:style-name="ce66" table:formula="of:=IFERROR(__xludf.dummyfunction(&quot;IF(LEN(C4)=0,&quot;&quot;&quot;&quot;,SPARKLINE(FREQUENCY(FILTER(Archive!E:E,Archive!B:B=C4),M$2:M$21)))&quot;);&quot;&quot;)">
            <text:p/>
          </table:table-cell>
          <table:table-cell table:style-name="ce49"/>
          <table:table-cell table:style-name="ce68" office:value-type="string" calcext:value-type="string">
            <text:p>Number of Tweets</text:p>
          </table:table-cell>
          <table:table-cell table:style-name="ce71" table:formula="of:=IF(summary!scalc=&quot;On&quot;;COUNTA([$Archive.A$1:.A$1048576])-1;&quot;&quot;)" office:value-type="string" office:string-value="" calcext:value-type="error">
            <text:p>#NAME?</text:p>
          </table:table-cell>
          <table:table-cell table:style-name="ce49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)=0,&quot;&quot;&quot;&quot;,QUERY(Archive!C:C,&quot;&quot;Select COUNT(C) WHERE lower(C) contains '&quot;&quot;&amp;LOWER(C5)&amp;&quot;&quot;' LABEL COUNT(C) ''&quot;&quot;))&quot;);&quot;&quot;)">
            <text:p/>
          </table:table-cell>
          <table:table-cell table:style-name="ce62" table:formula="of:=IFERROR(__xludf.dummyfunction(&quot;IF(LEN(C5)=0,&quot;&quot;&quot;&quot;,QUERY(Archive!B:C,&quot;&quot;Select COUNT(B) WHERE C starts with 'RT' AND B ='&quot;&quot;&amp;C5&amp;&quot;&quot;' LABEL COUNT(B) ''&quot;&quot;)/D5)&quot;);&quot;&quot;)">
            <text:p/>
          </table:table-cell>
          <table:table-cell table:style-name="ce66" table:formula="of:=IFERROR(__xludf.dummyfunction(&quot;IF(LEN(C5)=0,&quot;&quot;&quot;&quot;,SPARKLINE(FREQUENCY(FILTER(Archive!E:E,Archive!B:B=C5),M$2:M$21)))&quot;);&quot;&quot;)">
            <text:p/>
          </table:table-cell>
          <table:table-cell table:style-name="ce49"/>
          <table:table-cell table:style-name="ce68" office:value-type="string" calcext:value-type="string">
            <text:p>Unique tweets</text:p>
          </table:table-cell>
          <table:table-cell table:style-name="ce71" table:formula="of:=IFERROR(__xludf.dummyfunction(&quot;IF(Summary!sCalc=&quot;&quot;On&quot;&quot;,COUNTA(UNIQUE(Archive!A:A))-1,&quot;&quot;&quot;&quot;)&quot;);&quot;&quot;)">
            <text:p/>
          </table:table-cell>
          <table:table-cell table:style-name="ce80" office:value-type="string" calcext:value-type="string">
            <text:p>&lt;-used to monitor quality of archive</text:p>
          </table:table-cell>
          <table:table-cell table:style-name="ce49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)=0,&quot;&quot;&quot;&quot;,QUERY(Archive!C:C,&quot;&quot;Select COUNT(C) WHERE lower(C) contains '&quot;&quot;&amp;LOWER(C6)&amp;&quot;&quot;' LABEL COUNT(C) ''&quot;&quot;))&quot;);&quot;&quot;)">
            <text:p/>
          </table:table-cell>
          <table:table-cell table:style-name="ce62" table:formula="of:=IFERROR(__xludf.dummyfunction(&quot;IF(LEN(C6)=0,&quot;&quot;&quot;&quot;,QUERY(Archive!B:C,&quot;&quot;Select COUNT(B) WHERE C starts with 'RT' AND B ='&quot;&quot;&amp;C6&amp;&quot;&quot;' LABEL COUNT(B) ''&quot;&quot;)/D6)&quot;);&quot;&quot;)">
            <text:p/>
          </table:table-cell>
          <table:table-cell table:style-name="ce66" table:formula="of:=IFERROR(__xludf.dummyfunction(&quot;IF(LEN(C6)=0,&quot;&quot;&quot;&quot;,SPARKLINE(FREQUENCY(FILTER(Archive!E:E,Archive!B:B=C6),M$2:M$21)))&quot;);&quot;&quot;)">
            <text:p/>
          </table:table-cell>
          <table:table-cell table:style-name="ce49"/>
          <table:table-cell table:style-name="ce68" office:value-type="string" calcext:value-type="string">
            <text:p>First Tweet in Archive</text:p>
          </table:table-cell>
          <table:table-cell table:style-name="ce72" table:formula="of:=IF(summary!scalc=&quot;On&quot;;MIN([$Archive.E$1:.E$1048576]);&quot;&quot;)" office:value-type="string" office:string-value="" calcext:value-type="error">
            <text:p>#NAME?</text:p>
          </table:table-cell>
          <table:table-cell table:style-name="ce80" office:value-type="string" calcext:value-type="string">
            <text:p>GMT</text:p>
          </table:table-cell>
          <table:table-cell table:style-name="ce49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)=0,&quot;&quot;&quot;&quot;,QUERY(Archive!C:C,&quot;&quot;Select COUNT(C) WHERE lower(C) contains '&quot;&quot;&amp;LOWER(C7)&amp;&quot;&quot;' LABEL COUNT(C) ''&quot;&quot;))&quot;);&quot;&quot;)">
            <text:p/>
          </table:table-cell>
          <table:table-cell table:style-name="ce62" table:formula="of:=IFERROR(__xludf.dummyfunction(&quot;IF(LEN(C7)=0,&quot;&quot;&quot;&quot;,QUERY(Archive!B:C,&quot;&quot;Select COUNT(B) WHERE C starts with 'RT' AND B ='&quot;&quot;&amp;C7&amp;&quot;&quot;' LABEL COUNT(B) ''&quot;&quot;)/D7)&quot;);&quot;&quot;)">
            <text:p/>
          </table:table-cell>
          <table:table-cell table:style-name="ce66" table:formula="of:=IFERROR(__xludf.dummyfunction(&quot;IF(LEN(C7)=0,&quot;&quot;&quot;&quot;,SPARKLINE(FREQUENCY(FILTER(Archive!E:E,Archive!B:B=C7),M$2:M$21)))&quot;);&quot;&quot;)">
            <text:p/>
          </table:table-cell>
          <table:table-cell table:style-name="ce49"/>
          <table:table-cell table:style-name="ce68" office:value-type="string" calcext:value-type="string">
            <text:p>Last Tweet in Archive</text:p>
          </table:table-cell>
          <table:table-cell table:style-name="ce72" table:formula="of:=IF(summary!scalc=&quot;On&quot;;MAX([$Archive.E$1:.E$1048576]);&quot;&quot;)" office:value-type="string" office:string-value="" calcext:value-type="error">
            <text:p>#NAME?</text:p>
          </table:table-cell>
          <table:table-cell table:style-name="ce80" office:value-type="string" calcext:value-type="string">
            <text:p>GMT</text:p>
          </table:table-cell>
          <table:table-cell table:style-name="ce49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)=0,&quot;&quot;&quot;&quot;,QUERY(Archive!C:C,&quot;&quot;Select COUNT(C) WHERE lower(C) contains '&quot;&quot;&amp;LOWER(C8)&amp;&quot;&quot;' LABEL COUNT(C) ''&quot;&quot;))&quot;);&quot;&quot;)">
            <text:p/>
          </table:table-cell>
          <table:table-cell table:style-name="ce62" table:formula="of:=IFERROR(__xludf.dummyfunction(&quot;IF(LEN(C8)=0,&quot;&quot;&quot;&quot;,QUERY(Archive!B:C,&quot;&quot;Select COUNT(B) WHERE C starts with 'RT' AND B ='&quot;&quot;&amp;C8&amp;&quot;&quot;' LABEL COUNT(B) ''&quot;&quot;)/D8)&quot;);&quot;&quot;)">
            <text:p/>
          </table:table-cell>
          <table:table-cell table:style-name="ce66" table:formula="of:=IFERROR(__xludf.dummyfunction(&quot;IF(LEN(C8)=0,&quot;&quot;&quot;&quot;,SPARKLINE(FREQUENCY(FILTER(Archive!E:E,Archive!B:B=C8),M$2:M$21)))&quot;);&quot;&quot;)">
            <text:p/>
          </table:table-cell>
          <table:table-cell table:style-name="ce49"/>
          <table:table-cell table:style-name="ce68" office:value-type="string" calcext:value-type="string">
            <text:p>In Reply Ids</text:p>
          </table:table-cell>
          <table:table-cell table:style-name="ce71" table:formula="of:=IF(summary!scalc=&quot;On&quot;;COUNTA([$Archive.K$1:.K$1048576])-1;&quot;&quot;)" office:value-type="string" office:string-value="" calcext:value-type="error">
            <text:p>#NAME?</text:p>
          </table:table-cell>
          <table:table-cell table:style-name="ce49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)=0,&quot;&quot;&quot;&quot;,QUERY(Archive!C:C,&quot;&quot;Select COUNT(C) WHERE lower(C) contains '&quot;&quot;&amp;LOWER(C9)&amp;&quot;&quot;' LABEL COUNT(C) ''&quot;&quot;))&quot;);&quot;&quot;)">
            <text:p/>
          </table:table-cell>
          <table:table-cell table:style-name="ce62" table:formula="of:=IFERROR(__xludf.dummyfunction(&quot;IF(LEN(C9)=0,&quot;&quot;&quot;&quot;,QUERY(Archive!B:C,&quot;&quot;Select COUNT(B) WHERE C starts with 'RT' AND B ='&quot;&quot;&amp;C9&amp;&quot;&quot;' LABEL COUNT(B) ''&quot;&quot;)/D9)&quot;);&quot;&quot;)">
            <text:p/>
          </table:table-cell>
          <table:table-cell table:style-name="ce66" table:formula="of:=IFERROR(__xludf.dummyfunction(&quot;IF(LEN(C9)=0,&quot;&quot;&quot;&quot;,SPARKLINE(FREQUENCY(FILTER(Archive!E:E,Archive!B:B=C9),M$2:M$21)))&quot;);&quot;&quot;)">
            <text:p/>
          </table:table-cell>
          <table:table-cell table:style-name="ce49"/>
          <table:table-cell table:style-name="ce68" office:value-type="string" calcext:value-type="string">
            <text:p>In Reply @s</text:p>
          </table:table-cell>
          <table:table-cell table:style-name="ce71" table:number-matrix-columns-spanned="1" table:number-matrix-rows-spanned="1" table:formula="of:=IF(summary!scalc=&quot;On&quot;;COUNTIF(LEFT([$Archive.C$1:.C$1048576];1);&quot;@&quot;);&quot;&quot;)" office:value-type="string" office:string-value="" calcext:value-type="error">
            <text:p>#NAME?</text:p>
          </table:table-cell>
          <table:table-cell table:style-name="ce49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)=0,&quot;&quot;&quot;&quot;,QUERY(Archive!C:C,&quot;&quot;Select COUNT(C) WHERE lower(C) contains '&quot;&quot;&amp;LOWER(C10)&amp;&quot;&quot;' LABEL COUNT(C) ''&quot;&quot;))&quot;);&quot;&quot;)">
            <text:p/>
          </table:table-cell>
          <table:table-cell table:style-name="ce62" table:formula="of:=IFERROR(__xludf.dummyfunction(&quot;IF(LEN(C10)=0,&quot;&quot;&quot;&quot;,QUERY(Archive!B:C,&quot;&quot;Select COUNT(B) WHERE C starts with 'RT' AND B ='&quot;&quot;&amp;C10&amp;&quot;&quot;' LABEL COUNT(B) ''&quot;&quot;)/D10)&quot;);&quot;&quot;)">
            <text:p/>
          </table:table-cell>
          <table:table-cell table:style-name="ce66" table:formula="of:=IFERROR(__xludf.dummyfunction(&quot;IF(LEN(C10)=0,&quot;&quot;&quot;&quot;,SPARKLINE(FREQUENCY(FILTER(Archive!E:E,Archive!B:B=C10),M$2:M$21)))&quot;);&quot;&quot;)">
            <text:p/>
          </table:table-cell>
          <table:table-cell table:style-name="ce49"/>
          <table:table-cell table:style-name="ce68" office:value-type="string" calcext:value-type="string">
            <text:p>Tweet rate (tw/min)</text:p>
          </table:table-cell>
          <table:table-cell table:style-name="ce71" table:formula="of:=IF(summary!scalc=&quot;On&quot;;COUNTIF([$Archive.E$1:.E$1048576];&quot;&gt;&quot;&amp;[.J7]-1/24/60*10)/10;&quot;&quot;)" office:value-type="string" office:string-value="" calcext:value-type="error">
            <text:p>#NAME?</text:p>
          </table:table-cell>
          <table:table-cell table:style-name="ce80" office:value-type="string" calcext:value-type="string">
            <text:p>Tweets/min (from last archive 10mins)</text:p>
          </table:table-cell>
          <table:table-cell table:style-name="ce49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)=0,&quot;&quot;&quot;&quot;,QUERY(Archive!C:C,&quot;&quot;Select COUNT(C) WHERE lower(C) contains '&quot;&quot;&amp;LOWER(C11)&amp;&quot;&quot;' LABEL COUNT(C) ''&quot;&quot;))&quot;);&quot;&quot;)">
            <text:p/>
          </table:table-cell>
          <table:table-cell table:style-name="ce62" table:formula="of:=IFERROR(__xludf.dummyfunction(&quot;IF(LEN(C11)=0,&quot;&quot;&quot;&quot;,QUERY(Archive!B:C,&quot;&quot;Select COUNT(B) WHERE C starts with 'RT' AND B ='&quot;&quot;&amp;C11&amp;&quot;&quot;' LABEL COUNT(B) ''&quot;&quot;)/D11)&quot;);&quot;&quot;)">
            <text:p/>
          </table:table-cell>
          <table:table-cell table:style-name="ce66" table:formula="of:=IFERROR(__xludf.dummyfunction(&quot;IF(LEN(C11)=0,&quot;&quot;&quot;&quot;,SPARKLINE(FREQUENCY(FILTER(Archive!E:E,Archive!B:B=C11),M$2:M$21)))&quot;);&quot;&quot;)">
            <text:p/>
          </table:table-cell>
          <table:table-cell table:style-name="ce49"/>
          <table:table-cell table:style-name="ce69"/>
          <table:table-cell table:style-name="ce49" table:number-columns-repeated="3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)=0,&quot;&quot;&quot;&quot;,QUERY(Archive!C:C,&quot;&quot;Select COUNT(C) WHERE lower(C) contains '&quot;&quot;&amp;LOWER(C12)&amp;&quot;&quot;' LABEL COUNT(C) ''&quot;&quot;))&quot;);&quot;&quot;)">
            <text:p/>
          </table:table-cell>
          <table:table-cell table:style-name="ce62" table:formula="of:=IFERROR(__xludf.dummyfunction(&quot;IF(LEN(C12)=0,&quot;&quot;&quot;&quot;,QUERY(Archive!B:C,&quot;&quot;Select COUNT(B) WHERE C starts with 'RT' AND B ='&quot;&quot;&amp;C12&amp;&quot;&quot;' LABEL COUNT(B) ''&quot;&quot;)/D12)&quot;);&quot;&quot;)">
            <text:p/>
          </table:table-cell>
          <table:table-cell table:style-name="ce66" table:formula="of:=IFERROR(__xludf.dummyfunction(&quot;IF(LEN(C12)=0,&quot;&quot;&quot;&quot;,SPARKLINE(FREQUENCY(FILTER(Archive!E:E,Archive!B:B=C12),M$2:M$21)))&quot;);&quot;&quot;)">
            <text:p/>
          </table:table-cell>
          <table:table-cell table:style-name="ce49"/>
          <table:table-cell table:style-name="ce68"/>
          <table:table-cell table:style-name="ce73"/>
          <table:table-cell table:style-name="ce81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)=0,&quot;&quot;&quot;&quot;,QUERY(Archive!C:C,&quot;&quot;Select COUNT(C) WHERE lower(C) contains '&quot;&quot;&amp;LOWER(C13)&amp;&quot;&quot;' LABEL COUNT(C) ''&quot;&quot;))&quot;);&quot;&quot;)">
            <text:p/>
          </table:table-cell>
          <table:table-cell table:style-name="ce62" table:formula="of:=IFERROR(__xludf.dummyfunction(&quot;IF(LEN(C13)=0,&quot;&quot;&quot;&quot;,QUERY(Archive!B:C,&quot;&quot;Select COUNT(B) WHERE C starts with 'RT' AND B ='&quot;&quot;&amp;C13&amp;&quot;&quot;' LABEL COUNT(B) ''&quot;&quot;)/D13)&quot;);&quot;&quot;)">
            <text:p/>
          </table:table-cell>
          <table:table-cell table:style-name="ce66" table:formula="of:=IFERROR(__xludf.dummyfunction(&quot;IF(LEN(C13)=0,&quot;&quot;&quot;&quot;,SPARKLINE(FREQUENCY(FILTER(Archive!E:E,Archive!B:B=C13),M$2:M$21)))&quot;);&quot;&quot;)">
            <text:p/>
          </table:table-cell>
          <table:table-cell table:style-name="ce49"/>
          <table:table-cell table:style-name="ce68"/>
          <table:table-cell table:style-name="ce74"/>
          <table:table-cell table:style-name="ce81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)=0,&quot;&quot;&quot;&quot;,QUERY(Archive!C:C,&quot;&quot;Select COUNT(C) WHERE lower(C) contains '&quot;&quot;&amp;LOWER(C14)&amp;&quot;&quot;' LABEL COUNT(C) ''&quot;&quot;))&quot;);&quot;&quot;)">
            <text:p/>
          </table:table-cell>
          <table:table-cell table:style-name="ce62" table:formula="of:=IFERROR(__xludf.dummyfunction(&quot;IF(LEN(C14)=0,&quot;&quot;&quot;&quot;,QUERY(Archive!B:C,&quot;&quot;Select COUNT(B) WHERE C starts with 'RT' AND B ='&quot;&quot;&amp;C14&amp;&quot;&quot;' LABEL COUNT(B) ''&quot;&quot;)/D14)&quot;);&quot;&quot;)">
            <text:p/>
          </table:table-cell>
          <table:table-cell table:style-name="ce66" table:formula="of:=IFERROR(__xludf.dummyfunction(&quot;IF(LEN(C14)=0,&quot;&quot;&quot;&quot;,SPARKLINE(FREQUENCY(FILTER(Archive!E:E,Archive!B:B=C14),M$2:M$21)))&quot;);&quot;&quot;)">
            <text:p/>
          </table:table-cell>
          <table:table-cell table:style-name="ce49"/>
          <table:table-cell table:style-name="ce69"/>
          <table:table-cell table:style-name="ce74"/>
          <table:table-cell table:style-name="ce76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5)=0,&quot;&quot;&quot;&quot;,QUERY(Archive!C:C,&quot;&quot;Select COUNT(C) WHERE lower(C) contains '&quot;&quot;&amp;LOWER(C15)&amp;&quot;&quot;' LABEL COUNT(C) ''&quot;&quot;))&quot;);&quot;&quot;)">
            <text:p/>
          </table:table-cell>
          <table:table-cell table:style-name="ce62" table:formula="of:=IFERROR(__xludf.dummyfunction(&quot;IF(LEN(C15)=0,&quot;&quot;&quot;&quot;,QUERY(Archive!B:C,&quot;&quot;Select COUNT(B) WHERE C starts with 'RT' AND B ='&quot;&quot;&amp;C15&amp;&quot;&quot;' LABEL COUNT(B) ''&quot;&quot;)/D15)&quot;);&quot;&quot;)">
            <text:p/>
          </table:table-cell>
          <table:table-cell table:style-name="ce66" table:formula="of:=IFERROR(__xludf.dummyfunction(&quot;IF(LEN(C15)=0,&quot;&quot;&quot;&quot;,SPARKLINE(FREQUENCY(FILTER(Archive!E:E,Archive!B:B=C15),M$2:M$21)))&quot;);&quot;&quot;)">
            <text:p/>
          </table:table-cell>
          <table:table-cell table:style-name="ce49"/>
          <table:table-cell table:style-name="ce68" office:value-type="string" calcext:value-type="string">
            <text:p>Public web views</text:p>
          </table:table-cell>
          <table:table-cell table:style-name="ce28" table:formula="of:=HYPERLINK(&quot;http://hawksey.info/tagsexplorer/?key=&quot;&amp;getsheetkey('readme/settings'!b6)&amp;&quot;&amp;gid=&quot;&amp;getsheetgid(); &quot;TAGSExplorer&quot;)" office:value-type="string" office:string-value="TAGSExplorer" calcext:value-type="string">
            <text:p>TAGSExplorer</text:p>
          </table:table-cell>
          <table:table-cell table:style-name="ce80" office:value-type="string" calcext:value-type="string">
            <text:p>&lt;- conversation explorer</text:p>
          </table:table-cell>
          <table:table-cell table:style-name="ce76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6)=0,&quot;&quot;&quot;&quot;,QUERY(Archive!C:C,&quot;&quot;Select COUNT(C) WHERE lower(C) contains '&quot;&quot;&amp;LOWER(C16)&amp;&quot;&quot;' LABEL COUNT(C) ''&quot;&quot;))&quot;);&quot;&quot;)">
            <text:p/>
          </table:table-cell>
          <table:table-cell table:style-name="ce62" table:formula="of:=IFERROR(__xludf.dummyfunction(&quot;IF(LEN(C16)=0,&quot;&quot;&quot;&quot;,QUERY(Archive!B:C,&quot;&quot;Select COUNT(B) WHERE C starts with 'RT' AND B ='&quot;&quot;&amp;C16&amp;&quot;&quot;' LABEL COUNT(B) ''&quot;&quot;)/D16)&quot;);&quot;&quot;)">
            <text:p/>
          </table:table-cell>
          <table:table-cell table:style-name="ce66" table:formula="of:=IFERROR(__xludf.dummyfunction(&quot;IF(LEN(C16)=0,&quot;&quot;&quot;&quot;,SPARKLINE(FREQUENCY(FILTER(Archive!E:E,Archive!B:B=C16),M$2:M$21)))&quot;);&quot;&quot;)">
            <text:p/>
          </table:table-cell>
          <table:table-cell table:style-name="ce49" table:number-columns-repeated="2"/>
          <table:table-cell table:style-name="ce28" table:formula="of:=HYPERLINK(&quot;http://hawksey.info/tagsexplorer/arc.html?key=&quot;&amp;getsheetkey('readme/settings'!b9)&amp;&quot;&amp;gid=&quot;&amp;getsheetgid(); &quot;TAGS Archive&quot;)" office:value-type="string" office:string-value="TAGS Archive" calcext:value-type="string">
            <text:p>TAGS Archive</text:p>
          </table:table-cell>
          <table:table-cell table:style-name="ce82" office:value-type="string" calcext:value-type="string">
            <text:p>&lt;- searchable archive</text:p>
          </table:table-cell>
          <table:table-cell table:style-name="ce76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7)=0,&quot;&quot;&quot;&quot;,QUERY(Archive!C:C,&quot;&quot;Select COUNT(C) WHERE lower(C) contains '&quot;&quot;&amp;LOWER(C17)&amp;&quot;&quot;' LABEL COUNT(C) ''&quot;&quot;))&quot;);&quot;&quot;)">
            <text:p/>
          </table:table-cell>
          <table:table-cell table:style-name="ce62" table:formula="of:=IFERROR(__xludf.dummyfunction(&quot;IF(LEN(C17)=0,&quot;&quot;&quot;&quot;,QUERY(Archive!B:C,&quot;&quot;Select COUNT(B) WHERE C starts with 'RT' AND B ='&quot;&quot;&amp;C17&amp;&quot;&quot;' LABEL COUNT(B) ''&quot;&quot;)/D17)&quot;);&quot;&quot;)">
            <text:p/>
          </table:table-cell>
          <table:table-cell table:style-name="ce66" table:formula="of:=IFERROR(__xludf.dummyfunction(&quot;IF(LEN(C17)=0,&quot;&quot;&quot;&quot;,SPARKLINE(FREQUENCY(FILTER(Archive!E:E,Archive!B:B=C17),M$2:M$21)))&quot;);&quot;&quot;)">
            <text:p/>
          </table:table-cell>
          <table:table-cell table:style-name="ce49" table:number-columns-repeated="2"/>
          <table:table-cell table:style-name="ce75"/>
          <table:table-cell table:style-name="ce76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8)=0,&quot;&quot;&quot;&quot;,QUERY(Archive!C:C,&quot;&quot;Select COUNT(C) WHERE lower(C) contains '&quot;&quot;&amp;LOWER(C18)&amp;&quot;&quot;' LABEL COUNT(C) ''&quot;&quot;))&quot;);&quot;&quot;)">
            <text:p/>
          </table:table-cell>
          <table:table-cell table:style-name="ce62" table:formula="of:=IFERROR(__xludf.dummyfunction(&quot;IF(LEN(C18)=0,&quot;&quot;&quot;&quot;,QUERY(Archive!B:C,&quot;&quot;Select COUNT(B) WHERE C starts with 'RT' AND B ='&quot;&quot;&amp;C18&amp;&quot;&quot;' LABEL COUNT(B) ''&quot;&quot;)/D18)&quot;);&quot;&quot;)">
            <text:p/>
          </table:table-cell>
          <table:table-cell table:style-name="ce66" table:formula="of:=IFERROR(__xludf.dummyfunction(&quot;IF(LEN(C18)=0,&quot;&quot;&quot;&quot;,SPARKLINE(FREQUENCY(FILTER(Archive!E:E,Archive!B:B=C18),M$2:M$21)))&quot;);&quot;&quot;)">
            <text:p/>
          </table:table-cell>
          <table:table-cell table:style-name="ce49" table:number-columns-repeated="2"/>
          <table:table-cell table:style-name="ce76" table:number-columns-repeated="3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9)=0,&quot;&quot;&quot;&quot;,QUERY(Archive!C:C,&quot;&quot;Select COUNT(C) WHERE lower(C) contains '&quot;&quot;&amp;LOWER(C19)&amp;&quot;&quot;' LABEL COUNT(C) ''&quot;&quot;))&quot;);&quot;&quot;)">
            <text:p/>
          </table:table-cell>
          <table:table-cell table:style-name="ce62" table:formula="of:=IFERROR(__xludf.dummyfunction(&quot;IF(LEN(C19)=0,&quot;&quot;&quot;&quot;,QUERY(Archive!B:C,&quot;&quot;Select COUNT(B) WHERE C starts with 'RT' AND B ='&quot;&quot;&amp;C19&amp;&quot;&quot;' LABEL COUNT(B) ''&quot;&quot;)/D19)&quot;);&quot;&quot;)">
            <text:p/>
          </table:table-cell>
          <table:table-cell table:style-name="ce66" table:formula="of:=IFERROR(__xludf.dummyfunction(&quot;IF(LEN(C19)=0,&quot;&quot;&quot;&quot;,SPARKLINE(FREQUENCY(FILTER(Archive!E:E,Archive!B:B=C19),M$2:M$21)))&quot;);&quot;&quot;)">
            <text:p/>
          </table:table-cell>
          <table:table-cell table:style-name="ce49"/>
          <table:table-cell table:style-name="ce70" office:value-type="string" calcext:value-type="string">
            <text:p>Note</text:p>
          </table:table-cell>
          <table:table-cell table:style-name="ce77" office:value-type="string" calcext:value-type="string">
            <text:p>Grey = calculated fields</text:p>
          </table:table-cell>
          <table:table-cell table:style-name="ce76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0)=0,&quot;&quot;&quot;&quot;,QUERY(Archive!C:C,&quot;&quot;Select COUNT(C) WHERE lower(C) contains '&quot;&quot;&amp;LOWER(C20)&amp;&quot;&quot;' LABEL COUNT(C) ''&quot;&quot;))&quot;);&quot;&quot;)">
            <text:p/>
          </table:table-cell>
          <table:table-cell table:style-name="ce62" table:formula="of:=IFERROR(__xludf.dummyfunction(&quot;IF(LEN(C20)=0,&quot;&quot;&quot;&quot;,QUERY(Archive!B:C,&quot;&quot;Select COUNT(B) WHERE C starts with 'RT' AND B ='&quot;&quot;&amp;C20&amp;&quot;&quot;' LABEL COUNT(B) ''&quot;&quot;)/D20)&quot;);&quot;&quot;)">
            <text:p/>
          </table:table-cell>
          <table:table-cell table:style-name="ce66" table:formula="of:=IFERROR(__xludf.dummyfunction(&quot;IF(LEN(C20)=0,&quot;&quot;&quot;&quot;,SPARKLINE(FREQUENCY(FILTER(Archive!E:E,Archive!B:B=C20),M$2:M$21)))&quot;);&quot;&quot;)">
            <text:p/>
          </table:table-cell>
          <table:table-cell table:style-name="ce49" table:number-columns-repeated="2"/>
          <table:table-cell table:style-name="ce78" office:value-type="string" calcext:value-type="string">
            <text:p>Blue = Require File &gt; Published to the web</text:p>
          </table:table-cell>
          <table:table-cell table:style-name="ce76" table:number-columns-repeated="2"/>
          <table:table-cell table:formula="of:=([.M$21]-[.M$2])/20*(ROW()-1)+[.M$2]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1)=0,&quot;&quot;&quot;&quot;,QUERY(Archive!C:C,&quot;&quot;Select COUNT(C) WHERE lower(C) contains '&quot;&quot;&amp;LOWER(C21)&amp;&quot;&quot;' LABEL COUNT(C) ''&quot;&quot;))&quot;);&quot;&quot;)">
            <text:p/>
          </table:table-cell>
          <table:table-cell table:style-name="ce62" table:formula="of:=IFERROR(__xludf.dummyfunction(&quot;IF(LEN(C21)=0,&quot;&quot;&quot;&quot;,QUERY(Archive!B:C,&quot;&quot;Select COUNT(B) WHERE C starts with 'RT' AND B ='&quot;&quot;&amp;C21&amp;&quot;&quot;' LABEL COUNT(B) ''&quot;&quot;)/D21)&quot;);&quot;&quot;)">
            <text:p/>
          </table:table-cell>
          <table:table-cell table:style-name="ce66" table:formula="of:=IFERROR(__xludf.dummyfunction(&quot;IF(LEN(C21)=0,&quot;&quot;&quot;&quot;,SPARKLINE(FREQUENCY(FILTER(Archive!E:E,Archive!B:B=C21),M$2:M$21)))&quot;);&quot;&quot;)">
            <text:p/>
          </table:table-cell>
          <table:table-cell table:style-name="ce49" table:number-columns-repeated="2"/>
          <table:table-cell table:style-name="ce76" table:number-columns-repeated="3"/>
          <table:table-cell table:formula="of:=ROUNDDOWN([.J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2)=0,&quot;&quot;&quot;&quot;,QUERY(Archive!C:C,&quot;&quot;Select COUNT(C) WHERE lower(C) contains '&quot;&quot;&amp;LOWER(C22)&amp;&quot;&quot;' LABEL COUNT(C) ''&quot;&quot;))&quot;);&quot;&quot;)">
            <text:p/>
          </table:table-cell>
          <table:table-cell table:style-name="ce62" table:formula="of:=IFERROR(__xludf.dummyfunction(&quot;IF(LEN(C22)=0,&quot;&quot;&quot;&quot;,QUERY(Archive!B:C,&quot;&quot;Select COUNT(B) WHERE C starts with 'RT' AND B ='&quot;&quot;&amp;C22&amp;&quot;&quot;' LABEL COUNT(B) ''&quot;&quot;)/D22)&quot;);&quot;&quot;)">
            <text:p/>
          </table:table-cell>
          <table:table-cell table:style-name="ce66" table:formula="of:=IFERROR(__xludf.dummyfunction(&quot;IF(LEN(C22)=0,&quot;&quot;&quot;&quot;,SPARKLINE(FREQUENCY(FILTER(Archive!E:E,Archive!B:B=C22),M$2:M$21)))&quot;);&quot;&quot;)">
            <text:p/>
          </table:table-cell>
          <table:table-cell table:style-name="ce49" table:number-columns-repeated="2"/>
          <table:table-cell table:style-name="ce76" table:number-columns-repeated="3"/>
          <table:table-cell table:style-name="ce85"/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3)=0,&quot;&quot;&quot;&quot;,QUERY(Archive!C:C,&quot;&quot;Select COUNT(C) WHERE lower(C) contains '&quot;&quot;&amp;LOWER(C23)&amp;&quot;&quot;' LABEL COUNT(C) ''&quot;&quot;))&quot;);&quot;&quot;)">
            <text:p/>
          </table:table-cell>
          <table:table-cell table:style-name="ce62" table:formula="of:=IFERROR(__xludf.dummyfunction(&quot;IF(LEN(C23)=0,&quot;&quot;&quot;&quot;,QUERY(Archive!B:C,&quot;&quot;Select COUNT(B) WHERE C starts with 'RT' AND B ='&quot;&quot;&amp;C23&amp;&quot;&quot;' LABEL COUNT(B) ''&quot;&quot;)/D23)&quot;);&quot;&quot;)">
            <text:p/>
          </table:table-cell>
          <table:table-cell table:style-name="ce66" table:formula="of:=IFERROR(__xludf.dummyfunction(&quot;IF(LEN(C23)=0,&quot;&quot;&quot;&quot;,SPARKLINE(FREQUENCY(FILTER(Archive!E:E,Archive!B:B=C23),M$2:M$21)))&quot;);&quot;&quot;)">
            <text:p/>
          </table:table-cell>
          <table:table-cell table:style-name="ce49" table:number-columns-repeated="2"/>
          <table:table-cell table:style-name="ce76" table:number-columns-repeated="3"/>
          <table:table-cell table:style-name="ce85"/>
          <table:table-cell table:number-columns-repeated="1011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4)=0,&quot;&quot;&quot;&quot;,QUERY(Archive!C:C,&quot;&quot;Select COUNT(C) WHERE lower(C) contains '&quot;&quot;&amp;LOWER(C24)&amp;&quot;&quot;' LABEL COUNT(C) ''&quot;&quot;))&quot;);&quot;&quot;)">
            <text:p/>
          </table:table-cell>
          <table:table-cell table:style-name="ce62" table:formula="of:=IFERROR(__xludf.dummyfunction(&quot;IF(LEN(C24)=0,&quot;&quot;&quot;&quot;,QUERY(Archive!B:C,&quot;&quot;Select COUNT(B) WHERE C starts with 'RT' AND B ='&quot;&quot;&amp;C24&amp;&quot;&quot;' LABEL COUNT(B) ''&quot;&quot;)/D24)&quot;);&quot;&quot;)">
            <text:p/>
          </table:table-cell>
          <table:table-cell table:style-name="ce66" table:formula="of:=IFERROR(__xludf.dummyfunction(&quot;IF(LEN(C24)=0,&quot;&quot;&quot;&quot;,SPARKLINE(FREQUENCY(FILTER(Archive!E:E,Archive!B:B=C24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5)=0,&quot;&quot;&quot;&quot;,QUERY(Archive!C:C,&quot;&quot;Select COUNT(C) WHERE lower(C) contains '&quot;&quot;&amp;LOWER(C25)&amp;&quot;&quot;' LABEL COUNT(C) ''&quot;&quot;))&quot;);&quot;&quot;)">
            <text:p/>
          </table:table-cell>
          <table:table-cell table:style-name="ce62" table:formula="of:=IFERROR(__xludf.dummyfunction(&quot;IF(LEN(C25)=0,&quot;&quot;&quot;&quot;,QUERY(Archive!B:C,&quot;&quot;Select COUNT(B) WHERE C starts with 'RT' AND B ='&quot;&quot;&amp;C25&amp;&quot;&quot;' LABEL COUNT(B) ''&quot;&quot;)/D25)&quot;);&quot;&quot;)">
            <text:p/>
          </table:table-cell>
          <table:table-cell table:style-name="ce66" table:formula="of:=IFERROR(__xludf.dummyfunction(&quot;IF(LEN(C25)=0,&quot;&quot;&quot;&quot;,SPARKLINE(FREQUENCY(FILTER(Archive!E:E,Archive!B:B=C25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6)=0,&quot;&quot;&quot;&quot;,QUERY(Archive!C:C,&quot;&quot;Select COUNT(C) WHERE lower(C) contains '&quot;&quot;&amp;LOWER(C26)&amp;&quot;&quot;' LABEL COUNT(C) ''&quot;&quot;))&quot;);&quot;&quot;)">
            <text:p/>
          </table:table-cell>
          <table:table-cell table:style-name="ce62" table:formula="of:=IFERROR(__xludf.dummyfunction(&quot;IF(LEN(C26)=0,&quot;&quot;&quot;&quot;,QUERY(Archive!B:C,&quot;&quot;Select COUNT(B) WHERE C starts with 'RT' AND B ='&quot;&quot;&amp;C26&amp;&quot;&quot;' LABEL COUNT(B) ''&quot;&quot;)/D26)&quot;);&quot;&quot;)">
            <text:p/>
          </table:table-cell>
          <table:table-cell table:style-name="ce66" table:formula="of:=IFERROR(__xludf.dummyfunction(&quot;IF(LEN(C26)=0,&quot;&quot;&quot;&quot;,SPARKLINE(FREQUENCY(FILTER(Archive!E:E,Archive!B:B=C26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7)=0,&quot;&quot;&quot;&quot;,QUERY(Archive!C:C,&quot;&quot;Select COUNT(C) WHERE lower(C) contains '&quot;&quot;&amp;LOWER(C27)&amp;&quot;&quot;' LABEL COUNT(C) ''&quot;&quot;))&quot;);&quot;&quot;)">
            <text:p/>
          </table:table-cell>
          <table:table-cell table:style-name="ce62" table:formula="of:=IFERROR(__xludf.dummyfunction(&quot;IF(LEN(C27)=0,&quot;&quot;&quot;&quot;,QUERY(Archive!B:C,&quot;&quot;Select COUNT(B) WHERE C starts with 'RT' AND B ='&quot;&quot;&amp;C27&amp;&quot;&quot;' LABEL COUNT(B) ''&quot;&quot;)/D27)&quot;);&quot;&quot;)">
            <text:p/>
          </table:table-cell>
          <table:table-cell table:style-name="ce66" table:formula="of:=IFERROR(__xludf.dummyfunction(&quot;IF(LEN(C27)=0,&quot;&quot;&quot;&quot;,SPARKLINE(FREQUENCY(FILTER(Archive!E:E,Archive!B:B=C27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8)=0,&quot;&quot;&quot;&quot;,QUERY(Archive!C:C,&quot;&quot;Select COUNT(C) WHERE lower(C) contains '&quot;&quot;&amp;LOWER(C28)&amp;&quot;&quot;' LABEL COUNT(C) ''&quot;&quot;))&quot;);&quot;&quot;)">
            <text:p/>
          </table:table-cell>
          <table:table-cell table:style-name="ce62" table:formula="of:=IFERROR(__xludf.dummyfunction(&quot;IF(LEN(C28)=0,&quot;&quot;&quot;&quot;,QUERY(Archive!B:C,&quot;&quot;Select COUNT(B) WHERE C starts with 'RT' AND B ='&quot;&quot;&amp;C28&amp;&quot;&quot;' LABEL COUNT(B) ''&quot;&quot;)/D28)&quot;);&quot;&quot;)">
            <text:p/>
          </table:table-cell>
          <table:table-cell table:style-name="ce66" table:formula="of:=IFERROR(__xludf.dummyfunction(&quot;IF(LEN(C28)=0,&quot;&quot;&quot;&quot;,SPARKLINE(FREQUENCY(FILTER(Archive!E:E,Archive!B:B=C28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29)=0,&quot;&quot;&quot;&quot;,QUERY(Archive!C:C,&quot;&quot;Select COUNT(C) WHERE lower(C) contains '&quot;&quot;&amp;LOWER(C29)&amp;&quot;&quot;' LABEL COUNT(C) ''&quot;&quot;))&quot;);&quot;&quot;)">
            <text:p/>
          </table:table-cell>
          <table:table-cell table:style-name="ce62" table:formula="of:=IFERROR(__xludf.dummyfunction(&quot;IF(LEN(C29)=0,&quot;&quot;&quot;&quot;,QUERY(Archive!B:C,&quot;&quot;Select COUNT(B) WHERE C starts with 'RT' AND B ='&quot;&quot;&amp;C29&amp;&quot;&quot;' LABEL COUNT(B) ''&quot;&quot;)/D29)&quot;);&quot;&quot;)">
            <text:p/>
          </table:table-cell>
          <table:table-cell table:style-name="ce66" table:formula="of:=IFERROR(__xludf.dummyfunction(&quot;IF(LEN(C29)=0,&quot;&quot;&quot;&quot;,SPARKLINE(FREQUENCY(FILTER(Archive!E:E,Archive!B:B=C29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0)=0,&quot;&quot;&quot;&quot;,QUERY(Archive!C:C,&quot;&quot;Select COUNT(C) WHERE lower(C) contains '&quot;&quot;&amp;LOWER(C30)&amp;&quot;&quot;' LABEL COUNT(C) ''&quot;&quot;))&quot;);&quot;&quot;)">
            <text:p/>
          </table:table-cell>
          <table:table-cell table:style-name="ce62" table:formula="of:=IFERROR(__xludf.dummyfunction(&quot;IF(LEN(C30)=0,&quot;&quot;&quot;&quot;,QUERY(Archive!B:C,&quot;&quot;Select COUNT(B) WHERE C starts with 'RT' AND B ='&quot;&quot;&amp;C30&amp;&quot;&quot;' LABEL COUNT(B) ''&quot;&quot;)/D30)&quot;);&quot;&quot;)">
            <text:p/>
          </table:table-cell>
          <table:table-cell table:style-name="ce66" table:formula="of:=IFERROR(__xludf.dummyfunction(&quot;IF(LEN(C30)=0,&quot;&quot;&quot;&quot;,SPARKLINE(FREQUENCY(FILTER(Archive!E:E,Archive!B:B=C30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9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1)=0,&quot;&quot;&quot;&quot;,QUERY(Archive!C:C,&quot;&quot;Select COUNT(C) WHERE lower(C) contains '&quot;&quot;&amp;LOWER(C31)&amp;&quot;&quot;' LABEL COUNT(C) ''&quot;&quot;))&quot;);&quot;&quot;)">
            <text:p/>
          </table:table-cell>
          <table:table-cell table:style-name="ce62" table:formula="of:=IFERROR(__xludf.dummyfunction(&quot;IF(LEN(C31)=0,&quot;&quot;&quot;&quot;,QUERY(Archive!B:C,&quot;&quot;Select COUNT(B) WHERE C starts with 'RT' AND B ='&quot;&quot;&amp;C31&amp;&quot;&quot;' LABEL COUNT(B) ''&quot;&quot;)/D31)&quot;);&quot;&quot;)">
            <text:p/>
          </table:table-cell>
          <table:table-cell table:style-name="ce66" table:formula="of:=IFERROR(__xludf.dummyfunction(&quot;IF(LEN(C31)=0,&quot;&quot;&quot;&quot;,SPARKLINE(FREQUENCY(FILTER(Archive!E:E,Archive!B:B=C31),M$2:M$21)))&quot;);&quot;&quot;)">
            <text:p/>
          </table:table-cell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2)=0,&quot;&quot;&quot;&quot;,QUERY(Archive!C:C,&quot;&quot;Select COUNT(C) WHERE lower(C) contains '&quot;&quot;&amp;LOWER(C3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3)=0,&quot;&quot;&quot;&quot;,QUERY(Archive!C:C,&quot;&quot;Select COUNT(C) WHERE lower(C) contains '&quot;&quot;&amp;LOWER(C3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4)=0,&quot;&quot;&quot;&quot;,QUERY(Archive!C:C,&quot;&quot;Select COUNT(C) WHERE lower(C) contains '&quot;&quot;&amp;LOWER(C3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5)=0,&quot;&quot;&quot;&quot;,QUERY(Archive!C:C,&quot;&quot;Select COUNT(C) WHERE lower(C) contains '&quot;&quot;&amp;LOWER(C3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6)=0,&quot;&quot;&quot;&quot;,QUERY(Archive!C:C,&quot;&quot;Select COUNT(C) WHERE lower(C) contains '&quot;&quot;&amp;LOWER(C3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7)=0,&quot;&quot;&quot;&quot;,QUERY(Archive!C:C,&quot;&quot;Select COUNT(C) WHERE lower(C) contains '&quot;&quot;&amp;LOWER(C3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8)=0,&quot;&quot;&quot;&quot;,QUERY(Archive!C:C,&quot;&quot;Select COUNT(C) WHERE lower(C) contains '&quot;&quot;&amp;LOWER(C3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39)=0,&quot;&quot;&quot;&quot;,QUERY(Archive!C:C,&quot;&quot;Select COUNT(C) WHERE lower(C) contains '&quot;&quot;&amp;LOWER(C3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0)=0,&quot;&quot;&quot;&quot;,QUERY(Archive!C:C,&quot;&quot;Select COUNT(C) WHERE lower(C) contains '&quot;&quot;&amp;LOWER(C4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1)=0,&quot;&quot;&quot;&quot;,QUERY(Archive!C:C,&quot;&quot;Select COUNT(C) WHERE lower(C) contains '&quot;&quot;&amp;LOWER(C4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2)=0,&quot;&quot;&quot;&quot;,QUERY(Archive!C:C,&quot;&quot;Select COUNT(C) WHERE lower(C) contains '&quot;&quot;&amp;LOWER(C4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3)=0,&quot;&quot;&quot;&quot;,QUERY(Archive!C:C,&quot;&quot;Select COUNT(C) WHERE lower(C) contains '&quot;&quot;&amp;LOWER(C4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4)=0,&quot;&quot;&quot;&quot;,QUERY(Archive!C:C,&quot;&quot;Select COUNT(C) WHERE lower(C) contains '&quot;&quot;&amp;LOWER(C4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5)=0,&quot;&quot;&quot;&quot;,QUERY(Archive!C:C,&quot;&quot;Select COUNT(C) WHERE lower(C) contains '&quot;&quot;&amp;LOWER(C4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6)=0,&quot;&quot;&quot;&quot;,QUERY(Archive!C:C,&quot;&quot;Select COUNT(C) WHERE lower(C) contains '&quot;&quot;&amp;LOWER(C4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7)=0,&quot;&quot;&quot;&quot;,QUERY(Archive!C:C,&quot;&quot;Select COUNT(C) WHERE lower(C) contains '&quot;&quot;&amp;LOWER(C4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8)=0,&quot;&quot;&quot;&quot;,QUERY(Archive!C:C,&quot;&quot;Select COUNT(C) WHERE lower(C) contains '&quot;&quot;&amp;LOWER(C4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49)=0,&quot;&quot;&quot;&quot;,QUERY(Archive!C:C,&quot;&quot;Select COUNT(C) WHERE lower(C) contains '&quot;&quot;&amp;LOWER(C4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0)=0,&quot;&quot;&quot;&quot;,QUERY(Archive!C:C,&quot;&quot;Select COUNT(C) WHERE lower(C) contains '&quot;&quot;&amp;LOWER(C5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1)=0,&quot;&quot;&quot;&quot;,QUERY(Archive!C:C,&quot;&quot;Select COUNT(C) WHERE lower(C) contains '&quot;&quot;&amp;LOWER(C5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2)=0,&quot;&quot;&quot;&quot;,QUERY(Archive!C:C,&quot;&quot;Select COUNT(C) WHERE lower(C) contains '&quot;&quot;&amp;LOWER(C5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3)=0,&quot;&quot;&quot;&quot;,QUERY(Archive!C:C,&quot;&quot;Select COUNT(C) WHERE lower(C) contains '&quot;&quot;&amp;LOWER(C5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4)=0,&quot;&quot;&quot;&quot;,QUERY(Archive!C:C,&quot;&quot;Select COUNT(C) WHERE lower(C) contains '&quot;&quot;&amp;LOWER(C5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5)=0,&quot;&quot;&quot;&quot;,QUERY(Archive!C:C,&quot;&quot;Select COUNT(C) WHERE lower(C) contains '&quot;&quot;&amp;LOWER(C5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6)=0,&quot;&quot;&quot;&quot;,QUERY(Archive!C:C,&quot;&quot;Select COUNT(C) WHERE lower(C) contains '&quot;&quot;&amp;LOWER(C5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7)=0,&quot;&quot;&quot;&quot;,QUERY(Archive!C:C,&quot;&quot;Select COUNT(C) WHERE lower(C) contains '&quot;&quot;&amp;LOWER(C5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8)=0,&quot;&quot;&quot;&quot;,QUERY(Archive!C:C,&quot;&quot;Select COUNT(C) WHERE lower(C) contains '&quot;&quot;&amp;LOWER(C5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59)=0,&quot;&quot;&quot;&quot;,QUERY(Archive!C:C,&quot;&quot;Select COUNT(C) WHERE lower(C) contains '&quot;&quot;&amp;LOWER(C5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0)=0,&quot;&quot;&quot;&quot;,QUERY(Archive!C:C,&quot;&quot;Select COUNT(C) WHERE lower(C) contains '&quot;&quot;&amp;LOWER(C6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1)=0,&quot;&quot;&quot;&quot;,QUERY(Archive!C:C,&quot;&quot;Select COUNT(C) WHERE lower(C) contains '&quot;&quot;&amp;LOWER(C6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2)=0,&quot;&quot;&quot;&quot;,QUERY(Archive!C:C,&quot;&quot;Select COUNT(C) WHERE lower(C) contains '&quot;&quot;&amp;LOWER(C6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3)=0,&quot;&quot;&quot;&quot;,QUERY(Archive!C:C,&quot;&quot;Select COUNT(C) WHERE lower(C) contains '&quot;&quot;&amp;LOWER(C6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4)=0,&quot;&quot;&quot;&quot;,QUERY(Archive!C:C,&quot;&quot;Select COUNT(C) WHERE lower(C) contains '&quot;&quot;&amp;LOWER(C6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5)=0,&quot;&quot;&quot;&quot;,QUERY(Archive!C:C,&quot;&quot;Select COUNT(C) WHERE lower(C) contains '&quot;&quot;&amp;LOWER(C6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6)=0,&quot;&quot;&quot;&quot;,QUERY(Archive!C:C,&quot;&quot;Select COUNT(C) WHERE lower(C) contains '&quot;&quot;&amp;LOWER(C6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7)=0,&quot;&quot;&quot;&quot;,QUERY(Archive!C:C,&quot;&quot;Select COUNT(C) WHERE lower(C) contains '&quot;&quot;&amp;LOWER(C6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8)=0,&quot;&quot;&quot;&quot;,QUERY(Archive!C:C,&quot;&quot;Select COUNT(C) WHERE lower(C) contains '&quot;&quot;&amp;LOWER(C6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69)=0,&quot;&quot;&quot;&quot;,QUERY(Archive!C:C,&quot;&quot;Select COUNT(C) WHERE lower(C) contains '&quot;&quot;&amp;LOWER(C6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0)=0,&quot;&quot;&quot;&quot;,QUERY(Archive!C:C,&quot;&quot;Select COUNT(C) WHERE lower(C) contains '&quot;&quot;&amp;LOWER(C7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1)=0,&quot;&quot;&quot;&quot;,QUERY(Archive!C:C,&quot;&quot;Select COUNT(C) WHERE lower(C) contains '&quot;&quot;&amp;LOWER(C7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2)=0,&quot;&quot;&quot;&quot;,QUERY(Archive!C:C,&quot;&quot;Select COUNT(C) WHERE lower(C) contains '&quot;&quot;&amp;LOWER(C7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3)=0,&quot;&quot;&quot;&quot;,QUERY(Archive!C:C,&quot;&quot;Select COUNT(C) WHERE lower(C) contains '&quot;&quot;&amp;LOWER(C7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4)=0,&quot;&quot;&quot;&quot;,QUERY(Archive!C:C,&quot;&quot;Select COUNT(C) WHERE lower(C) contains '&quot;&quot;&amp;LOWER(C7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5)=0,&quot;&quot;&quot;&quot;,QUERY(Archive!C:C,&quot;&quot;Select COUNT(C) WHERE lower(C) contains '&quot;&quot;&amp;LOWER(C7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6)=0,&quot;&quot;&quot;&quot;,QUERY(Archive!C:C,&quot;&quot;Select COUNT(C) WHERE lower(C) contains '&quot;&quot;&amp;LOWER(C7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7)=0,&quot;&quot;&quot;&quot;,QUERY(Archive!C:C,&quot;&quot;Select COUNT(C) WHERE lower(C) contains '&quot;&quot;&amp;LOWER(C7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8)=0,&quot;&quot;&quot;&quot;,QUERY(Archive!C:C,&quot;&quot;Select COUNT(C) WHERE lower(C) contains '&quot;&quot;&amp;LOWER(C7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79)=0,&quot;&quot;&quot;&quot;,QUERY(Archive!C:C,&quot;&quot;Select COUNT(C) WHERE lower(C) contains '&quot;&quot;&amp;LOWER(C7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0)=0,&quot;&quot;&quot;&quot;,QUERY(Archive!C:C,&quot;&quot;Select COUNT(C) WHERE lower(C) contains '&quot;&quot;&amp;LOWER(C8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1)=0,&quot;&quot;&quot;&quot;,QUERY(Archive!C:C,&quot;&quot;Select COUNT(C) WHERE lower(C) contains '&quot;&quot;&amp;LOWER(C8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2)=0,&quot;&quot;&quot;&quot;,QUERY(Archive!C:C,&quot;&quot;Select COUNT(C) WHERE lower(C) contains '&quot;&quot;&amp;LOWER(C8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3)=0,&quot;&quot;&quot;&quot;,QUERY(Archive!C:C,&quot;&quot;Select COUNT(C) WHERE lower(C) contains '&quot;&quot;&amp;LOWER(C8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4)=0,&quot;&quot;&quot;&quot;,QUERY(Archive!C:C,&quot;&quot;Select COUNT(C) WHERE lower(C) contains '&quot;&quot;&amp;LOWER(C8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5)=0,&quot;&quot;&quot;&quot;,QUERY(Archive!C:C,&quot;&quot;Select COUNT(C) WHERE lower(C) contains '&quot;&quot;&amp;LOWER(C8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6)=0,&quot;&quot;&quot;&quot;,QUERY(Archive!C:C,&quot;&quot;Select COUNT(C) WHERE lower(C) contains '&quot;&quot;&amp;LOWER(C8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7)=0,&quot;&quot;&quot;&quot;,QUERY(Archive!C:C,&quot;&quot;Select COUNT(C) WHERE lower(C) contains '&quot;&quot;&amp;LOWER(C8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8)=0,&quot;&quot;&quot;&quot;,QUERY(Archive!C:C,&quot;&quot;Select COUNT(C) WHERE lower(C) contains '&quot;&quot;&amp;LOWER(C8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89)=0,&quot;&quot;&quot;&quot;,QUERY(Archive!C:C,&quot;&quot;Select COUNT(C) WHERE lower(C) contains '&quot;&quot;&amp;LOWER(C8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0)=0,&quot;&quot;&quot;&quot;,QUERY(Archive!C:C,&quot;&quot;Select COUNT(C) WHERE lower(C) contains '&quot;&quot;&amp;LOWER(C9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1)=0,&quot;&quot;&quot;&quot;,QUERY(Archive!C:C,&quot;&quot;Select COUNT(C) WHERE lower(C) contains '&quot;&quot;&amp;LOWER(C9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2)=0,&quot;&quot;&quot;&quot;,QUERY(Archive!C:C,&quot;&quot;Select COUNT(C) WHERE lower(C) contains '&quot;&quot;&amp;LOWER(C9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3)=0,&quot;&quot;&quot;&quot;,QUERY(Archive!C:C,&quot;&quot;Select COUNT(C) WHERE lower(C) contains '&quot;&quot;&amp;LOWER(C9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4)=0,&quot;&quot;&quot;&quot;,QUERY(Archive!C:C,&quot;&quot;Select COUNT(C) WHERE lower(C) contains '&quot;&quot;&amp;LOWER(C9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5)=0,&quot;&quot;&quot;&quot;,QUERY(Archive!C:C,&quot;&quot;Select COUNT(C) WHERE lower(C) contains '&quot;&quot;&amp;LOWER(C9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6)=0,&quot;&quot;&quot;&quot;,QUERY(Archive!C:C,&quot;&quot;Select COUNT(C) WHERE lower(C) contains '&quot;&quot;&amp;LOWER(C9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7)=0,&quot;&quot;&quot;&quot;,QUERY(Archive!C:C,&quot;&quot;Select COUNT(C) WHERE lower(C) contains '&quot;&quot;&amp;LOWER(C9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8)=0,&quot;&quot;&quot;&quot;,QUERY(Archive!C:C,&quot;&quot;Select COUNT(C) WHERE lower(C) contains '&quot;&quot;&amp;LOWER(C9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99)=0,&quot;&quot;&quot;&quot;,QUERY(Archive!C:C,&quot;&quot;Select COUNT(C) WHERE lower(C) contains '&quot;&quot;&amp;LOWER(C9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0)=0,&quot;&quot;&quot;&quot;,QUERY(Archive!C:C,&quot;&quot;Select COUNT(C) WHERE lower(C) contains '&quot;&quot;&amp;LOWER(C10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1)=0,&quot;&quot;&quot;&quot;,QUERY(Archive!C:C,&quot;&quot;Select COUNT(C) WHERE lower(C) contains '&quot;&quot;&amp;LOWER(C10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2)=0,&quot;&quot;&quot;&quot;,QUERY(Archive!C:C,&quot;&quot;Select COUNT(C) WHERE lower(C) contains '&quot;&quot;&amp;LOWER(C10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3)=0,&quot;&quot;&quot;&quot;,QUERY(Archive!C:C,&quot;&quot;Select COUNT(C) WHERE lower(C) contains '&quot;&quot;&amp;LOWER(C10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4)=0,&quot;&quot;&quot;&quot;,QUERY(Archive!C:C,&quot;&quot;Select COUNT(C) WHERE lower(C) contains '&quot;&quot;&amp;LOWER(C10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5)=0,&quot;&quot;&quot;&quot;,QUERY(Archive!C:C,&quot;&quot;Select COUNT(C) WHERE lower(C) contains '&quot;&quot;&amp;LOWER(C10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6)=0,&quot;&quot;&quot;&quot;,QUERY(Archive!C:C,&quot;&quot;Select COUNT(C) WHERE lower(C) contains '&quot;&quot;&amp;LOWER(C10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7)=0,&quot;&quot;&quot;&quot;,QUERY(Archive!C:C,&quot;&quot;Select COUNT(C) WHERE lower(C) contains '&quot;&quot;&amp;LOWER(C10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8)=0,&quot;&quot;&quot;&quot;,QUERY(Archive!C:C,&quot;&quot;Select COUNT(C) WHERE lower(C) contains '&quot;&quot;&amp;LOWER(C10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09)=0,&quot;&quot;&quot;&quot;,QUERY(Archive!C:C,&quot;&quot;Select COUNT(C) WHERE lower(C) contains '&quot;&quot;&amp;LOWER(C10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0)=0,&quot;&quot;&quot;&quot;,QUERY(Archive!C:C,&quot;&quot;Select COUNT(C) WHERE lower(C) contains '&quot;&quot;&amp;LOWER(C11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1)=0,&quot;&quot;&quot;&quot;,QUERY(Archive!C:C,&quot;&quot;Select COUNT(C) WHERE lower(C) contains '&quot;&quot;&amp;LOWER(C11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2)=0,&quot;&quot;&quot;&quot;,QUERY(Archive!C:C,&quot;&quot;Select COUNT(C) WHERE lower(C) contains '&quot;&quot;&amp;LOWER(C11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3)=0,&quot;&quot;&quot;&quot;,QUERY(Archive!C:C,&quot;&quot;Select COUNT(C) WHERE lower(C) contains '&quot;&quot;&amp;LOWER(C11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4)=0,&quot;&quot;&quot;&quot;,QUERY(Archive!C:C,&quot;&quot;Select COUNT(C) WHERE lower(C) contains '&quot;&quot;&amp;LOWER(C11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5)=0,&quot;&quot;&quot;&quot;,QUERY(Archive!C:C,&quot;&quot;Select COUNT(C) WHERE lower(C) contains '&quot;&quot;&amp;LOWER(C11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6)=0,&quot;&quot;&quot;&quot;,QUERY(Archive!C:C,&quot;&quot;Select COUNT(C) WHERE lower(C) contains '&quot;&quot;&amp;LOWER(C11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7)=0,&quot;&quot;&quot;&quot;,QUERY(Archive!C:C,&quot;&quot;Select COUNT(C) WHERE lower(C) contains '&quot;&quot;&amp;LOWER(C11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8)=0,&quot;&quot;&quot;&quot;,QUERY(Archive!C:C,&quot;&quot;Select COUNT(C) WHERE lower(C) contains '&quot;&quot;&amp;LOWER(C11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19)=0,&quot;&quot;&quot;&quot;,QUERY(Archive!C:C,&quot;&quot;Select COUNT(C) WHERE lower(C) contains '&quot;&quot;&amp;LOWER(C11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0)=0,&quot;&quot;&quot;&quot;,QUERY(Archive!C:C,&quot;&quot;Select COUNT(C) WHERE lower(C) contains '&quot;&quot;&amp;LOWER(C12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1)=0,&quot;&quot;&quot;&quot;,QUERY(Archive!C:C,&quot;&quot;Select COUNT(C) WHERE lower(C) contains '&quot;&quot;&amp;LOWER(C12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2)=0,&quot;&quot;&quot;&quot;,QUERY(Archive!C:C,&quot;&quot;Select COUNT(C) WHERE lower(C) contains '&quot;&quot;&amp;LOWER(C12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3)=0,&quot;&quot;&quot;&quot;,QUERY(Archive!C:C,&quot;&quot;Select COUNT(C) WHERE lower(C) contains '&quot;&quot;&amp;LOWER(C12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4)=0,&quot;&quot;&quot;&quot;,QUERY(Archive!C:C,&quot;&quot;Select COUNT(C) WHERE lower(C) contains '&quot;&quot;&amp;LOWER(C12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5)=0,&quot;&quot;&quot;&quot;,QUERY(Archive!C:C,&quot;&quot;Select COUNT(C) WHERE lower(C) contains '&quot;&quot;&amp;LOWER(C12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6)=0,&quot;&quot;&quot;&quot;,QUERY(Archive!C:C,&quot;&quot;Select COUNT(C) WHERE lower(C) contains '&quot;&quot;&amp;LOWER(C12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7)=0,&quot;&quot;&quot;&quot;,QUERY(Archive!C:C,&quot;&quot;Select COUNT(C) WHERE lower(C) contains '&quot;&quot;&amp;LOWER(C12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8)=0,&quot;&quot;&quot;&quot;,QUERY(Archive!C:C,&quot;&quot;Select COUNT(C) WHERE lower(C) contains '&quot;&quot;&amp;LOWER(C12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29)=0,&quot;&quot;&quot;&quot;,QUERY(Archive!C:C,&quot;&quot;Select COUNT(C) WHERE lower(C) contains '&quot;&quot;&amp;LOWER(C12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0)=0,&quot;&quot;&quot;&quot;,QUERY(Archive!C:C,&quot;&quot;Select COUNT(C) WHERE lower(C) contains '&quot;&quot;&amp;LOWER(C13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1)=0,&quot;&quot;&quot;&quot;,QUERY(Archive!C:C,&quot;&quot;Select COUNT(C) WHERE lower(C) contains '&quot;&quot;&amp;LOWER(C13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2)=0,&quot;&quot;&quot;&quot;,QUERY(Archive!C:C,&quot;&quot;Select COUNT(C) WHERE lower(C) contains '&quot;&quot;&amp;LOWER(C13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3)=0,&quot;&quot;&quot;&quot;,QUERY(Archive!C:C,&quot;&quot;Select COUNT(C) WHERE lower(C) contains '&quot;&quot;&amp;LOWER(C13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4)=0,&quot;&quot;&quot;&quot;,QUERY(Archive!C:C,&quot;&quot;Select COUNT(C) WHERE lower(C) contains '&quot;&quot;&amp;LOWER(C13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5)=0,&quot;&quot;&quot;&quot;,QUERY(Archive!C:C,&quot;&quot;Select COUNT(C) WHERE lower(C) contains '&quot;&quot;&amp;LOWER(C13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6)=0,&quot;&quot;&quot;&quot;,QUERY(Archive!C:C,&quot;&quot;Select COUNT(C) WHERE lower(C) contains '&quot;&quot;&amp;LOWER(C136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7)=0,&quot;&quot;&quot;&quot;,QUERY(Archive!C:C,&quot;&quot;Select COUNT(C) WHERE lower(C) contains '&quot;&quot;&amp;LOWER(C137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8)=0,&quot;&quot;&quot;&quot;,QUERY(Archive!C:C,&quot;&quot;Select COUNT(C) WHERE lower(C) contains '&quot;&quot;&amp;LOWER(C138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39)=0,&quot;&quot;&quot;&quot;,QUERY(Archive!C:C,&quot;&quot;Select COUNT(C) WHERE lower(C) contains '&quot;&quot;&amp;LOWER(C139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0)=0,&quot;&quot;&quot;&quot;,QUERY(Archive!C:C,&quot;&quot;Select COUNT(C) WHERE lower(C) contains '&quot;&quot;&amp;LOWER(C140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1)=0,&quot;&quot;&quot;&quot;,QUERY(Archive!C:C,&quot;&quot;Select COUNT(C) WHERE lower(C) contains '&quot;&quot;&amp;LOWER(C141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2)=0,&quot;&quot;&quot;&quot;,QUERY(Archive!C:C,&quot;&quot;Select COUNT(C) WHERE lower(C) contains '&quot;&quot;&amp;LOWER(C142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3)=0,&quot;&quot;&quot;&quot;,QUERY(Archive!C:C,&quot;&quot;Select COUNT(C) WHERE lower(C) contains '&quot;&quot;&amp;LOWER(C143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4)=0,&quot;&quot;&quot;&quot;,QUERY(Archive!C:C,&quot;&quot;Select COUNT(C) WHERE lower(C) contains '&quot;&quot;&amp;LOWER(C144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>
          <table:table-cell table:style-name="ce49"/>
          <table:table-cell table:style-name="ce51"/>
          <table:table-cell table:style-name="ce54"/>
          <table:table-cell table:style-name="ce57"/>
          <table:table-cell table:style-name="ce59" table:formula="of:=IFERROR(__xludf.dummyfunction(&quot;IF(LEN(C145)=0,&quot;&quot;&quot;&quot;,QUERY(Archive!C:C,&quot;&quot;Select COUNT(C) WHERE lower(C) contains '&quot;&quot;&amp;LOWER(C145)&amp;&quot;&quot;' LABEL COUNT(C) ''&quot;&quot;))&quot;);&quot;&quot;)">
            <text:p/>
          </table:table-cell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 table:number-rows-repeated="48">
          <table:table-cell table:style-name="ce49"/>
          <table:table-cell table:style-name="ce51"/>
          <table:table-cell table:style-name="ce54"/>
          <table:table-cell table:style-name="ce57"/>
          <table:table-cell table:style-name="ce60"/>
          <table:table-cell table:style-name="ce63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 table:number-rows-repeated="115">
          <table:table-cell table:style-name="ce49"/>
          <table:table-cell table:style-name="ce51"/>
          <table:table-cell table:style-name="ce54"/>
          <table:table-cell table:style-name="ce57"/>
          <table:table-cell table:style-name="ce60"/>
          <table:table-cell table:style-name="ce64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3" table:number-rows-repeated="925">
          <table:table-cell table:style-name="ce49"/>
          <table:table-cell table:style-name="ce51"/>
          <table:table-cell table:style-name="ce54"/>
          <table:table-cell table:style-name="ce57"/>
          <table:table-cell table:style-name="ce49"/>
          <table:table-cell table:style-name="ce64"/>
          <table:table-cell table:style-name="ce67"/>
          <table:table-cell table:style-name="ce49" table:number-columns-repeated="5"/>
          <table:table-cell table:number-columns-repeated="1012"/>
        </table:table-row>
        <table:table-row table:style-name="ro17" table:number-rows-repeated="104734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sCalc" table:base-cell-address="$Sheet1.$A$1" table:cell-range-address="$Summary.$L$1"/>
        </table:named-expressions>
        <calcext:conditional-formats>
          <calcext:conditional-format calcext:target-range-address="Summary.E1:Summary.E308">
            <calcext:condition calcext:apply-style-name="ConditionalStyle_1" calcext:value="contains-text(&quot;#N/A&quot;)" calcext:base-cell-address="Summary.E1"/>
          </calcext:conditional-format>
          <calcext:conditional-format calcext:target-range-address="Summary.F1:Summary.F193">
            <calcext:condition calcext:apply-style-name="ConditionalStyle_1" calcext:value="contains-text(&quot;#N/A&quot;)" calcext:base-cell-address="Summary.F1"/>
          </calcext:conditional-format>
          <calcext:conditional-format calcext:target-range-address="Summary.L1:Summary.L1">
            <calcext:condition calcext:apply-style-name="ConditionalStyle_2" calcext:value="contains-text(&quot;On&quot;)" calcext:base-cell-address="Summary.L1"/>
          </calcext:conditional-format>
          <calcext:conditional-format calcext:target-range-address="Summary.L1:Summary.L1">
            <calcext:condition calcext:apply-style-name="ConditionalStyle_3" calcext:value="not-contains-text(&quot;On&quot;)" calcext:base-cell-address="Summary.L1"/>
          </calcext:conditional-format>
        </calcext:conditional-formats>
      </table:table>
      <table:table table:name="Dashboard" table:style-name="ta4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2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number-columns-repeated="2" table:default-cell-style-name="Default"/>
        <table:table-column table:style-name="co25" table:visibility="collapse" table:number-columns-repeated="3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0">
          <table:table-cell/>
          <table:table-cell table:style-name="ce86" table:formula="of:=IF(dashboard!dcalc=&quot;On&quot;;&quot;TAGS Archive for &quot;&amp;'readme/settings'!b9;&quot;TAGS Archive for &quot;)" office:value-type="string" office:string-value="TAGS Archive for" calcext:value-type="string" table:number-columns-spanned="4" table:number-rows-spanned="2">
            <text:p>TAGS Archive for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Sheet Calculation </text:p>
          </table:table-cell>
          <table:covered-table-cell table:number-columns-repeated="3"/>
          <table:table-cell table:style-name="ce112"/>
          <table:table-cell table:style-name="ce113" office:value-type="string" calcext:value-type="string">
            <text:p>by day/month</text:p>
          </table:table-cell>
          <table:table-cell table:style-name="ce117" table:formula="of:=IF(ROUNDUP([.D4])-ROUNDDOWN([.C4])&lt;=60;1;28)" office:value-type="string" office:string-value="1" calcext:value-type="string">
            <text:p>1</text:p>
          </table:table-cell>
          <table:table-cell table:style-name="ce95"/>
          <table:table-cell table:number-columns-repeated="5"/>
          <table:table-cell table:style-name="ce119" table:content-validation-name="val7" office:value-type="string" calcext:value-type="string">
            <text:p>Off</text:p>
          </table:table-cell>
          <table:table-cell table:number-columns-repeated="1005"/>
        </table:table-row>
        <table:table-row table:style-name="ro4">
          <table:table-cell/>
          <table:covered-table-cell table:number-columns-repeated="4"/>
          <table:table-cell table:style-name="ce97" office:value-type="string" calcext:value-type="string">
            <text:p>Twitter activity - last 3 days</text:p>
          </table:table-cell>
          <table:table-cell table:style-name="ce97" table:number-columns-repeated="4"/>
          <table:table-cell table:style-name="ce113" office:value-type="string" calcext:value-type="string">
            <text:p>Frequency</text:p>
          </table:table-cell>
          <table:table-cell table:style-name="ce113" office:value-type="string" calcext:value-type="string">
            <text:p>Count</text:p>
          </table:table-cell>
          <table:table-cell table:style-name="ce95"/>
          <table:table-cell table:style-name="ce84" office:value-type="string" calcext:value-type="string">
            <text:p>Tweets</text:p>
          </table:table-cell>
          <table:table-cell table:style-name="ce84" office:value-type="string" calcext:value-type="string">
            <text:p>Replies</text:p>
          </table:table-cell>
          <table:table-cell/>
          <table:table-cell table:style-name="ce84" table:formula="of:=IFERROR(__xludf.dummyfunction(&quot;IF(Dashboard!dCalc=&quot;&quot;On&quot;&quot;,QUERY(Archive!B:J,&quot;&quot; Select B, COUNT(J)  WHERE B &lt;&gt; '' GROUP BY B ORDER BY COUNT(J) desc LIMIT 10 LABEL B 'Top Tweeters', COUNT(J) 'No.'&quot;&quot;,TRUE),&quot;&quot;&quot;&quot;)&quot;);&quot;&quot;)">
            <text:p/>
          </table:table-cell>
          <table:table-cell table:number-columns-repeated="1007"/>
        </table:table-row>
        <table:table-row table:style-name="ro18">
          <table:table-cell/>
          <table:table-cell table:style-name="ce87" office:value-type="string" calcext:value-type="string">
            <text:p>Archive Contains</text:p>
          </table:table-cell>
          <table:table-cell table:style-name="ce87" office:value-type="string" calcext:value-type="string">
            <text:p>Archive Started</text:p>
          </table:table-cell>
          <table:table-cell table:style-name="ce87" office:value-type="string" calcext:value-type="string">
            <text:p>Last tweet</text:p>
          </table:table-cell>
          <table:table-cell table:number-columns-repeated="6"/>
          <table:table-cell table:style-name="ce114" table:formula="of:=ROUNDUP([.D4])" office:value-type="string" office:string-value="30/12/99" calcext:value-type="string">
            <text:p>30/12/99</text:p>
          </table:table-cell>
          <table:table-cell table:style-name="ce117" table:number-matrix-columns-spanned="1" table:number-matrix-rows-spanned="32" table:formula="of:=FREQUENCY([$Archive.E$1:.E$1048576];[.K3:.K33])" office:value-type="string" office:string-value="" calcext:value-type="error">
            <text:p>#VALUE!</text:p>
          </table:table-cell>
          <table:table-cell table:style-name="ce47" table:formula="of:=ROUND([.$D$4];1)-3" office:value-type="string" office:string-value="27/12/1899 00:00:00" calcext:value-type="string">
            <text:p>27/12/1899 00:00:00</text:p>
          </table:table-cell>
          <table:table-cell table:number-matrix-columns-spanned="1" table:number-matrix-rows-spanned="147" table:formula="of:=FREQUENCY([$Archive.E$1:.E$1048576];[.M3:.M148])" office:value-type="string" office:string-value="" calcext:value-type="error">
            <text:p>#VALUE!</text:p>
          </table:table-cell>
          <table:table-cell table:formula="of:=IFERROR(__xludf.dummyfunction(&quot;FREQUENCY(FILTER(Archive!E:E,Archive!K:K&lt;&gt;&quot;&quot;&quot;&quot;),M3:M148)&quot;);&quot;0&quot;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88" table:formula="of:=IF(dashboard!dcalc=&quot;On&quot;;'readme/settings'!b20&amp;&quot; Tweets&quot;;&quot;&quot;)" office:value-type="string" office:string-value="" calcext:value-type="error">
            <text:p>#NAME?</text:p>
          </table:table-cell>
          <table:table-cell table:style-name="ce92" table:formula="of:=IF(dashboard!dcalc=&quot;On&quot;;'readme/settings'!b21;&quot;&quot;)" office:value-type="string" office:string-value="" calcext:value-type="error">
            <text:p>#NAME?</text:p>
          </table:table-cell>
          <table:table-cell table:style-name="ce92" table:formula="of:=IF(dashboard!dcalc=&quot;On&quot;;'readme/settings'!b22;&quot;&quot;)" office:value-type="string" office:string-value="" calcext:value-type="error">
            <text:p>#NAME?</text:p>
          </table:table-cell>
          <table:table-cell table:number-columns-repeated="6"/>
          <table:table-cell table:style-name="ce114" table:formula="of:=[.K3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>
          <table:table-cell/>
          <table:table-cell table:style-name="ce89" table:formula="of:=IF(dashboard!dcalc=&quot;On&quot;;IF(ISERROR([$Summary.J2]);&quot;&quot;;[$Summary.J2]&amp;&quot; Links &quot;&amp;[$Summary.J3]&amp;&quot; RTs Threads &quot;&amp;IF([$Summary.J5]&gt;0;TEXT([$Summary.J8]/[$Summary.J5];&quot;#%&quot;)&amp;&quot; (n.&quot;&amp;[$Summary.J8]&amp;&quot;)&quot;;&quot;&quot;));&quot;&quot;)" office:value-type="string" office:string-value="" calcext:value-type="error">
            <text:p>#NAME?</text:p>
          </table:table-cell>
          <table:table-cell table:style-name="ce93" table:formula="of:=IF(dashboard!dcalc=&quot;On&quot;;'readme/settings'!b21;&quot;&quot;)" office:value-type="string" office:string-value="" calcext:value-type="error">
            <text:p>#NAME?</text:p>
          </table:table-cell>
          <table:table-cell table:style-name="ce93" table:formula="of:=IF(dashboard!dcalc=&quot;On&quot;;'readme/settings'!b22;&quot;&quot;)" office:value-type="string" office:string-value="" calcext:value-type="error">
            <text:p>#NAME?</text:p>
          </table:table-cell>
          <table:table-cell table:number-columns-repeated="6"/>
          <table:table-cell table:style-name="ce114" table:formula="of:=[.K4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90"/>
          <table:table-cell table:style-name="ce94" table:number-columns-repeated="2"/>
          <table:table-cell table:number-columns-repeated="6"/>
          <table:table-cell table:style-name="ce114" table:formula="of:=[.K5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>
            <draw:frame table:end-cell-address="Dashboard.E21" table:end-x="50.2pt" table:end-y="8.25pt" draw:z-index="1" draw:name="Chart 2" draw:style-name="gr1" draw:text-style-name="P1" svg:width="352.46pt" svg:height="213.73pt" svg:x="28.49pt" svg:y="4.54pt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ce114" table:formula="of:=[.K6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7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8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9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0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1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2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/>
          <table:table-cell table:style-name="ce84"/>
          <table:table-cell table:number-columns-repeated="1007"/>
        </table:table-row>
        <table:table-row table:style-name="ro6">
          <table:table-cell table:number-columns-repeated="10"/>
          <table:table-cell table:style-name="ce114" table:formula="of:=[.K13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4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5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6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7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8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19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1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114" table:formula="of:=[.K20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98" office:value-type="string" calcext:value-type="string">
            <text:p>Key</text:p>
          </table:table-cell>
          <table:table-cell table:style-name="ce105" office:value-type="string" calcext:value-type="string">
            <text:p>Tweet</text:p>
          </table:table-cell>
          <table:table-cell table:style-name="ce110"/>
          <table:table-cell table:style-name="ce111" office:value-type="string" calcext:value-type="string">
            <text:p>Reply</text:p>
          </table:table-cell>
          <table:table-cell/>
          <table:table-cell table:style-name="ce114" table:formula="of:=[.K21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1">
          <table:table-cell table:number-columns-repeated="10"/>
          <table:table-cell table:style-name="ce114" table:formula="of:=[.K22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1">
          <table:table-cell>
            <draw:frame table:end-cell-address="Dashboard.E37" table:end-x="123.73pt" table:end-y="12.73pt" draw:z-index="0" draw:name="Chart 1" draw:style-name="gr1" draw:text-style-name="P1" svg:width="425.23pt" svg:height="274.48pt" svg:x="29.25pt" svg:y="3.74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14" table:formula="of:=[.K23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>
          <table:table-cell table:number-columns-repeated="5"/>
          <table:table-cell table:style-name="ce99" office:value-type="string" calcext:value-type="string">
            <text:p>Tweets with the most RTs from last 1-2 days</text:p>
          </table:table-cell>
          <table:table-cell table:style-name="ce106" office:value-type="string" calcext:value-type="string">
            <text:p>RTs</text:p>
          </table:table-cell>
          <table:table-cell table:number-columns-repeated="3"/>
          <table:table-cell table:style-name="ce114" table:formula="of:=[.K24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0" table:formula="of:=IFERROR(__xludf.dummyfunction(&quot;IF(Dashboard!dCalc=&quot;&quot;On&quot;&quot;,filterUnique(QUERY(Archive!A:E, &quot;&quot;SELECT A,B,C WHERE datediff(now(), E) &lt;= 1&quot;&quot;)),&quot;&quot;&quot;&quot;)&quot;);&quot;&quot;)">
            <text:p/>
          </table:table-cell>
          <table:table-cell table:style-name="ce107"/>
          <table:table-cell/>
          <table:table-cell table:style-name="ce107" table:formula="of:=IF(LEN([.H26])&gt;0;HYPERLINK([.H26];&quot;Tweet&quot;);&quot;&quot;)">
            <text:p/>
          </table:table-cell>
          <table:table-cell/>
          <table:table-cell table:style-name="ce114" table:formula="of:=[.K25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27])&gt;0;HYPERLINK([.H27];&quot;Tweet&quot;);&quot;&quot;)">
            <text:p/>
          </table:table-cell>
          <table:table-cell/>
          <table:table-cell table:style-name="ce114" table:formula="of:=[.K26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2"/>
          <table:table-cell table:style-name="ce107"/>
          <table:table-cell/>
          <table:table-cell table:style-name="ce107" table:formula="of:=IF(LEN([.H28])&gt;0;HYPERLINK([.H28];&quot;Tweet&quot;);&quot;&quot;)">
            <text:p/>
          </table:table-cell>
          <table:table-cell/>
          <table:table-cell table:style-name="ce114" table:formula="of:=[.K27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29])&gt;0;HYPERLINK([.H29];&quot;Tweet&quot;);&quot;&quot;)">
            <text:p/>
          </table:table-cell>
          <table:table-cell/>
          <table:table-cell table:style-name="ce114" table:formula="of:=[.K28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2"/>
          <table:table-cell table:style-name="ce107"/>
          <table:table-cell/>
          <table:table-cell table:style-name="ce107" table:formula="of:=IF(LEN([.H30])&gt;0;HYPERLINK([.H30];&quot;Tweet&quot;);&quot;&quot;)">
            <text:p/>
          </table:table-cell>
          <table:table-cell/>
          <table:table-cell table:style-name="ce114" table:formula="of:=[.K29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2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31])&gt;0;HYPERLINK([.H31];&quot;Tweet&quot;);&quot;&quot;)">
            <text:p/>
          </table:table-cell>
          <table:table-cell/>
          <table:table-cell table:style-name="ce114" table:formula="of:=[.K30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3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2"/>
          <table:table-cell table:style-name="ce107"/>
          <table:table-cell/>
          <table:table-cell table:style-name="ce107" table:formula="of:=IF(LEN([.H32])&gt;0;HYPERLINK([.H32];&quot;Tweet&quot;);&quot;&quot;)">
            <text:p/>
          </table:table-cell>
          <table:table-cell/>
          <table:table-cell table:style-name="ce114" table:formula="of:=[.K31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3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33])&gt;0;HYPERLINK([.H33];&quot;Tweet&quot;);&quot;&quot;)">
            <text:p/>
          </table:table-cell>
          <table:table-cell/>
          <table:table-cell table:style-name="ce114" table:formula="of:=[.K32]-[.$L$1]" office:value-type="string" office:string-value="" calcext:value-type="error">
            <text:p>#VALUE!</text:p>
          </table:table-cell>
          <table:table-cell table:style-name="ce117" office:value-type="string" office:string-value="" calcext:value-type="error">
            <text:p>#VALUE!</text:p>
          </table:table-cell>
          <table:table-cell table:style-name="ce47" table:formula="of:=[.M3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2"/>
          <table:table-cell table:style-name="ce107"/>
          <table:table-cell/>
          <table:table-cell table:style-name="ce107" table:formula="of:=IF(LEN([.H34])&gt;0;HYPERLINK([.H34];&quot;Tweet&quot;);&quot;&quot;)">
            <text:p/>
          </table:table-cell>
          <table:table-cell/>
          <table:table-cell table:style-name="ce115"/>
          <table:table-cell table:style-name="ce117" office:value-type="string" office:string-value="" calcext:value-type="error">
            <text:p>#VALUE!</text:p>
          </table:table-cell>
          <table:table-cell table:style-name="ce47" table:formula="of:=[.M3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35])&gt;0;HYPERLINK([.H35];&quot;Tweet&quot;);&quot;&quot;)">
            <text:p/>
          </table:table-cell>
          <table:table-cell/>
          <table:table-cell table:style-name="ce115"/>
          <table:table-cell table:style-name="ce118"/>
          <table:table-cell table:style-name="ce47" table:formula="of:=[.M3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2"/>
          <table:table-cell table:style-name="ce107"/>
          <table:table-cell/>
          <table:table-cell table:style-name="ce107" table:formula="of:=IF(LEN([.H36])&gt;0;HYPERLINK([.H36];&quot;Tweet&quot;);&quot;&quot;)">
            <text:p/>
          </table:table-cell>
          <table:table-cell/>
          <table:table-cell table:style-name="ce115"/>
          <table:table-cell table:style-name="ce118"/>
          <table:table-cell table:style-name="ce47" table:formula="of:=[.M3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5"/>
          <table:table-cell table:style-name="ce101"/>
          <table:table-cell table:style-name="ce108"/>
          <table:table-cell/>
          <table:table-cell table:style-name="ce108" table:formula="of:=IF(LEN([.H37])&gt;0;HYPERLINK([.H37];&quot;Tweet&quot;);&quot;&quot;)">
            <text:p/>
          </table:table-cell>
          <table:table-cell/>
          <table:table-cell table:style-name="ce115"/>
          <table:table-cell table:style-name="ce118"/>
          <table:table-cell table:style-name="ce47" table:formula="of:=[.M3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>
          <table:table-cell table:number-columns-repeated="4"/>
          <table:table-cell table:style-name="ce95"/>
          <table:table-cell table:style-name="ce103"/>
          <table:table-cell table:style-name="ce107"/>
          <table:table-cell table:number-columns-repeated="3"/>
          <table:table-cell table:style-name="ce115"/>
          <table:table-cell table:style-name="ce118"/>
          <table:table-cell table:style-name="ce47" table:formula="of:=[.M3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Web views</text:p>
          </table:table-cell>
          <table:table-cell table:style-name="ce28" table:formula="of:=HYPERLINK(&quot;http://hawksey.info/tagsexplorer/?key=&quot;&amp;getsheetkey([.C22])&amp;&quot;&amp;gid=&quot;&amp;getsheetgid(&quot;Archive&quot;); &quot;TAGSExplorer&quot;)" office:value-type="string" office:string-value="TAGSExplorer" calcext:value-type="string">
            <text:p>TAGSExplorer</text:p>
          </table:table-cell>
          <table:table-cell table:number-columns-repeated="2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3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3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8" table:formula="of:=HYPERLINK(&quot;http://hawksey.info/tagsexplorer/arc.html?key=&quot;&amp;getsheetkey([.C22])&amp;&quot;&amp;gid=&quot;&amp;getsheetgid(&quot;Archive&quot;); &quot;TAGS Archive&quot;)" office:value-type="string" office:string-value="TAGS Archive" calcext:value-type="string">
            <text:p>TAGS Archive</text:p>
          </table:table-cell>
          <table:table-cell table:number-columns-repeated="2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4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 table:visibility="collapse">
          <table:table-cell table:number-columns-repeated="5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4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 table:visibility="collapse">
          <table:table-cell table:number-columns-repeated="5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4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 table:visibility="collapse">
          <table:table-cell table:number-columns-repeated="5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4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2" table:visibility="collapse">
          <table:table-cell table:number-columns-repeated="5"/>
          <table:table-cell table:style-name="ce104"/>
          <table:table-cell table:style-name="ce109"/>
          <table:table-cell table:number-columns-repeated="3"/>
          <table:table-cell table:style-name="ce115"/>
          <table:table-cell table:style-name="ce118"/>
          <table:table-cell table:style-name="ce47" table:formula="of:=[.M4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4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4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4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4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4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5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6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7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8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9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0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1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2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8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39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0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1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2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3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4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5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6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47" table:formula="of:=[.M147]+1/48"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95"/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8" table:visibility="collapse">
          <table:table-cell table:number-columns-repeated="10"/>
          <table:table-cell table:style-name="ce115"/>
          <table:table-cell table:style-name="ce118"/>
          <table:table-cell table:style-name="ce95"/>
          <table:table-cell table:number-columns-repeated="1011"/>
        </table:table-row>
        <table:table-row table:style-name="ro18" table:visibility="collapse" table:number-rows-repeated="52">
          <table:table-cell table:number-columns-repeated="10"/>
          <table:table-cell table:style-name="ce116"/>
          <table:table-cell/>
          <table:table-cell table:style-name="ce95"/>
          <table:table-cell table:number-columns-repeated="1011"/>
        </table:table-row>
        <table:table-row table:style-name="ro17" table:number-rows-repeated="104837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dCalc" table:base-cell-address="$Sheet1.$A$1" table:cell-range-address="$Dashboard.$S$1"/>
        </table:named-expressions>
        <calcext:conditional-formats>
          <calcext:conditional-format calcext:target-range-address="Dashboard.S1:Dashboard.S1">
            <calcext:condition calcext:apply-style-name="ConditionalStyle_2" calcext:value="contains-text(&quot;On&quot;)" calcext:base-cell-address="Dashboard.S1"/>
          </calcext:conditional-format>
          <calcext:conditional-format calcext:target-range-address="Dashboard.S1:Dashboard.S1">
            <calcext:condition calcext:apply-style-name="ConditionalStyle_3" calcext:value="not-contains-text(&quot;On&quot;)" calcext:base-cell-address="Dashboard.S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Roboto" svg:font-family="Roboto"/>
    <style:font-face style:name="Trebuchet MS" svg:font-family="'Trebuchet MS'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7">
      <number:day number:style="long"/>
      <number:text>/</number:text>
      <number:month number:style="long"/>
      <number:text>/</number:text>
      <number:year/>
    </number:date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3f3f3"/>
    </style:style>
    <style:style style:name="ConditionalStyle_5f_2" style:display-name="ConditionalStyle_2" style:family="table-cell" style:parent-style-name="Default">
      <style:table-cell-properties fo:background-color="#40e118" fo:border="none"/>
    </style:style>
    <style:style style:name="ConditionalStyle_5f_3" style:display-name="ConditionalStyle_3" style:family="table-cell" style:parent-style-name="Default">
      <style:table-cell-properties fo:background-color="#ff0000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72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/>
    </style:style>
    <style:style style:name="ch3" style:family="chart" style:data-style-name="N100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cm" chart:symbol-height="0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002cm" svg:height="9.684cm" xlink:href="." xlink:type="simple" chart:class="chart:line" chart:style-name="ch1">
        <chart:plot-area chart:style-name="ch2" chart:data-source-has-labels="row" svg:x="1.36cm" svg:y="0.193cm" svg:width="13.342cm" svg:height="9.298cm">
          <chartooo:coordinate-region svg:x="2.034cm" svg:y="0.393cm" svg:width="12.668cm" svg:height="8.899cm"/>
          <chart:axis chart:dimension="x" chart:name="primary-x" chart:style-name="ch3"/>
          <chart:axis chart:dimension="y" chart:name="primary-y" chart:style-name="ch4">
            <chart:title svg:x="0.451cm" svg:y="4.959cm" chart:style-name="ch5">
              <text:p>f</text:p>
            </chart:title>
            <chart:grid chart:style-name="ch6" chart:class="major"/>
          </chart:axi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use-zero"/>
    </style:style>
    <style:style style:name="ch3" style:family="chart" style:data-style-name="N10036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435cm" svg:height="7.541cm" xlink:href="." xlink:type="simple" chart:class="chart:bar" chart:style-name="ch1">
        <chart:plot-area chart:style-name="ch2" chart:data-source-has-labels="row" svg:x="0.248cm" svg:y="0.15cm" svg:width="11.939cm" svg:height="7.241cm">
          <chartooo:coordinate-region svg:x="0.354cm" svg:y="0.15cm" svg:width="11.62cm" svg:height="6.5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